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8B000000A1285D3B2BF54F24BF.png" manifest:media-type="image/png"/>
  <manifest:file-entry manifest:full-path="Pictures/100002000000008E0000008B0ED2805D6E4B2CC0.png" manifest:media-type="image/png"/>
  <manifest:file-entry manifest:full-path="Pictures/100002000000008B000000908CB40481929F6BB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3" svg:font-family="Calibri"/>
    <style:font-face style:name="Courier New" svg:font-family="'Courier New'"/>
    <style:font-face style:name="Noto Sans Symbols" svg:font-family="'Noto Sans Symbols'"/>
    <style:font-face style:name="Calibri1" svg:font-family="Calibri"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7in" fo:margin-left="0in" fo:margin-top="0in" fo:margin-bottom="0in" table:align="left"/>
    </style:style>
    <style:style style:name="Table1.A" style:family="table-column">
      <style:table-column-properties style:column-width="3.35in"/>
    </style:style>
    <style:style style:name="Table1.1" style:family="table-row">
      <style:table-row-properties style:min-row-height="0.559in" fo:keep-together="auto"/>
    </style:style>
    <style:style style:name="Table1.A1" style:family="table-cell">
      <style:table-cell-properties fo:padding-left="0.0785in" fo:padding-right="0.075in" fo:padding-top="0in" fo:padding-bottom="0in" fo:border="0.5pt solid #9cc3e5"/>
    </style:style>
    <style:style style:name="Table1.2" style:family="table-row">
      <style:table-row-properties style:min-row-height="0.5285in" fo:keep-together="auto"/>
    </style:style>
    <style:style style:name="Table2" style:family="table">
      <style:table-properties style:width="4.7861in" fo:margin-left="0in" fo:margin-top="0in" fo:margin-bottom="0in" table:align="left"/>
    </style:style>
    <style:style style:name="Table2.A" style:family="table-column">
      <style:table-column-properties style:column-width="2.3931in"/>
    </style:style>
    <style:style style:name="Table2.1" style:family="table-row">
      <style:table-row-properties style:min-row-height="0.3181in" fo:keep-together="auto"/>
    </style:style>
    <style:style style:name="Table2.A1" style:family="table-cell">
      <style:table-cell-properties fo:padding-left="0.0785in" fo:padding-right="0.075in" fo:padding-top="0in" fo:padding-bottom="0in" fo:border="0.5pt solid #9cc3e5"/>
    </style:style>
    <style:style style:name="Table2.2" style:family="table-row">
      <style:table-row-properties style:min-row-height="0.3007in" fo:keep-together="auto"/>
    </style:style>
    <style:style style:name="Table2.4" style:family="table-row">
      <style:table-row-properties style:min-row-height="1.2569in" fo:keep-together="auto"/>
    </style:style>
    <style:style style:name="Table3" style:family="table">
      <style:table-properties style:width="6.65in" fo:margin-left="0in" fo:margin-top="0in" fo:margin-bottom="0in" table:align="left"/>
    </style:style>
    <style:style style:name="Table3.A" style:family="table-column">
      <style:table-column-properties style:column-width="1.7132in"/>
    </style:style>
    <style:style style:name="Table3.B" style:family="table-column">
      <style:table-column-properties style:column-width="1.7444in"/>
    </style:style>
    <style:style style:name="Table3.C" style:family="table-column">
      <style:table-column-properties style:column-width="1.6229in"/>
    </style:style>
    <style:style style:name="Table3.D" style:family="table-column">
      <style:table-column-properties style:column-width="1.5694in"/>
    </style:style>
    <style:style style:name="Table3.1" style:family="table-row">
      <style:table-row-properties style:min-row-height="0.6014in" fo:keep-together="auto"/>
    </style:style>
    <style:style style:name="Table3.A1" style:family="table-cell">
      <style:table-cell-properties fo:padding-left="0.0785in" fo:padding-right="0.075in" fo:padding-top="0in" fo:padding-bottom="0in" fo:border="0.5pt solid #9cc3e5"/>
    </style:style>
    <style:style style:name="Table3.2" style:family="table-row">
      <style:table-row-properties style:min-row-height="0.5778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2.2791in"/>
        </style:tab-stops>
      </style:paragraph-properties>
    </style:style>
    <style:style style:name="P3" style:family="paragraph" style:parent-style-name="Standard">
      <style:paragraph-properties>
        <style:tab-stops>
          <style:tab-stop style:position="2.5in"/>
        </style:tab-stops>
      </style:paragraph-properties>
    </style:style>
    <style:style style:name="P4" style:family="paragraph" style:parent-style-name="Standard">
      <style:paragraph-properties>
        <style:tab-stops>
          <style:tab-stop style:position="2.8272in"/>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paragraph-properties>
        <style:tab-stops>
          <style:tab-stop style:position="0.7398in"/>
        </style:tab-stops>
      </style:paragraph-properties>
    </style:style>
    <style:style style:name="P7" style:family="paragraph" style:parent-style-name="Standard">
      <style:paragraph-properties>
        <style:tab-stops>
          <style:tab-stop style:position="4.9693in"/>
        </style:tab-stops>
      </style:paragraph-properties>
    </style:style>
    <style:style style:name="P8" style:family="paragraph" style:parent-style-name="Standard">
      <style:paragraph-properties>
        <style:tab-stops>
          <style:tab-stop style:position="2.8457in"/>
        </style:tab-stops>
      </style:paragraph-properties>
    </style:style>
    <style:style style:name="P9" style:family="paragraph" style:parent-style-name="Standard">
      <style:paragraph-properties fo:margin-left="1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P10" style:family="paragraph" style:parent-style-name="Standard">
      <style:paragraph-properties fo:margin-left="1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 style:family="paragraph" style:parent-style-name="Standard">
      <style:paragraph-properties fo:margin-left="1.5in" fo:margin-right="0in" fo:margin-top="0in" fo:margin-bottom="0in" style:contextual-spacing="false" fo:line-height="108%"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1.5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3" style:family="paragraph" style:parent-style-name="Standard">
      <style:paragraph-properties fo:margin-left="1.5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4" style:family="paragraph" style:parent-style-name="Standard">
      <style:paragraph-properties fo:margin-left="1.5in" fo:margin-right="0in" fo:text-indent="0in" style:auto-text-indent="false"/>
    </style:style>
    <style:style style:name="P15" style:family="paragraph" style:parent-style-name="Standard">
      <style:paragraph-properties fo:margin-left="0.5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6" style:family="paragraph" style:parent-style-name="Standard">
      <style:paragraph-properties fo:margin-left="0.5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17"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1.6252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1" style:family="paragraph" style:parent-style-name="Standard">
      <style:paragraph-properties fo:margin-left="3.2398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2" style:family="paragraph" style:parent-style-name="Standard">
      <style:paragraph-properties fo:margin-left="0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23" style:family="paragraph" style:parent-style-name="Standard">
      <style:paragraph-properties fo:margin-left="0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24"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25" style:family="paragraph" style:parent-style-name="Standard">
      <style:paragraph-properties fo:break-before="page"/>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P29" style:family="paragraph" style:parent-style-name="Standard">
      <style:paragraph-properties fo:margin-left="3.5in" fo:margin-right="0in" fo:text-indent="0in" style:auto-text-indent="false"/>
    </style:style>
    <style:style style:name="P30" style:family="paragraph" style:parent-style-name="Heading_20_2">
      <style:text-properties fo:color="#000000" loext:opacity="100%" style:font-name="Calibri" fo:font-size="11pt" style:font-name-asian="Calibri2" style:font-size-asian="11pt" style:font-name-complex="Calibri2" style:font-size-complex="11pt"/>
    </style:style>
    <style:style style:name="P31" style:family="paragraph" style:parent-style-name="Heading_20_3">
      <style:paragraph-properties>
        <style:tab-stops>
          <style:tab-stop style:position="1.302in"/>
        </style:tab-stops>
      </style:paragraph-properties>
    </style:style>
    <style:style style:name="P32" style:family="paragraph" style:parent-style-name="Frame_20_contents">
      <style:paragraph-properties fo:margin-left="0in" fo:margin-right="0in" fo:margin-top="0in" fo:margin-bottom="0.111in" style:contextual-spacing="false" fo:line-height="0.1791in" fo:text-align="start" style:justify-single-word="false" fo:text-indent="0in" style:auto-text-indent="false"/>
      <style:text-properties fo:font-variant="normal" fo:text-transform="none" fo:color="#000000" loext:opacity="100%" style:text-line-through-style="none" style:text-line-through-type="none" style:text-position="0% 100%" style:font-name="Calibri" fo:font-size="11pt" fo:font-style="normal" fo:font-weight="normal" style:font-name-asian="Calibri2" style:font-size-asian="11pt" style:font-style-asian="normal" style:font-weight-asian="normal" style:font-name-complex="Calibri2"/>
    </style:style>
    <style:style style:name="P33" style:family="paragraph" style:parent-style-name="Frame_20_contents">
      <style:paragraph-properties fo:margin-left="0in" fo:margin-right="0in" fo:margin-top="0in" fo:margin-bottom="0.111in" style:contextual-spacing="false" fo:line-height="0.1791in" fo:text-align="start" style:justify-single-word="false" fo:text-indent="0in" style:auto-text-indent="false"/>
    </style:style>
    <style:style style:name="P34" style:family="paragraph" style:parent-style-name="Frame_20_contents">
      <style:paragraph-properties fo:margin-left="0in" fo:margin-right="0in" fo:margin-top="0in" fo:margin-bottom="0.111in" style:contextual-spacing="false" fo:line-height="0.1791in" fo:text-align="center" style:justify-single-word="false" fo:text-indent="0in" style:auto-text-indent="false"/>
    </style:style>
    <style:style style:name="P35"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P36" style:family="paragraph" style:parent-style-name="Heading_20_3">
      <style:text-properties fo:font-size="14pt" fo:font-weight="bold" style:font-size-asian="14pt" style:font-weight-asian="bold" style:font-size-complex="14pt"/>
    </style:style>
    <style:style style:name="P37" style:family="paragraph" style:parent-style-name="Heading_20_3" style:list-style-name="WWNum1">
      <style:paragraph-properties fo:margin-left="0.5in" fo:margin-right="0in" fo:text-indent="-0.25in" style:auto-text-indent="false"/>
    </style:style>
    <style:style style:name="P38" style:family="paragraph" style:parent-style-name="Heading_20_4" style:list-style-name="WWNum1">
      <style:paragraph-properties fo:margin-left="0.5in" fo:margin-right="0in" fo:text-indent="-0.25in" style:auto-text-indent="false"/>
    </style:style>
    <style:style style:name="P39" style:family="paragraph" style:parent-style-name="Standard" style:master-page-name="Standard">
      <style:paragraph-properties style:page-number="1"/>
    </style:style>
    <style:style style:name="P40"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1" style:family="paragraph" style:parent-style-name="Standard">
      <style:paragraph-properties fo:text-align="center" style:justify-single-word="false">
        <style:tab-stops>
          <style:tab-stop style:position="2.8457in"/>
        </style:tab-stops>
      </style:paragraph-properties>
      <style:text-properties fo:font-size="20pt" fo:font-weight="bold" style:font-size-asian="20pt" style:font-weight-asian="bold" style:font-size-complex="20pt"/>
    </style:style>
    <style:style style:name="P42" style:family="paragraph" style:parent-style-name="Standard">
      <style:paragraph-properties fo:text-align="center" style:justify-single-word="false"/>
      <style:text-properties fo:font-style="italic" style:font-style-asian="italic"/>
    </style:style>
    <style:style style:name="P43" style:family="paragraph" style:parent-style-name="Standard" style:list-style-name="WWNum20">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44" style:family="paragraph" style:parent-style-name="Standard" style:list-style-name="WWNum12">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45" style:family="paragraph" style:parent-style-name="Standard" style:list-style-name="WWNum8">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46" style:family="paragraph" style:parent-style-name="Standard" style:list-style-name="WWNum33">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47" style:family="paragraph" style:parent-style-name="Standard" style:list-style-name="WWNum2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27">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29">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50" style:family="paragraph" style:parent-style-name="Standard" style:list-style-name="WWNum22">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51" style:family="paragraph" style:parent-style-name="Standard" style:list-style-name="WWNum18">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2" style:family="paragraph" style:parent-style-name="Standard" style:list-style-name="WWNum20">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3" style:family="paragraph" style:parent-style-name="Standard" style:list-style-name="WWNum4">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4" style:family="paragraph" style:parent-style-name="Standard" style:list-style-name="WWNum6">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5" style:family="paragraph" style:parent-style-name="Standard" style:list-style-name="WWNum10">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6" style:family="paragraph" style:parent-style-name="Standard" style:list-style-name="WWNum12">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7" style:family="paragraph" style:parent-style-name="Standard" style:list-style-name="WWNum8">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8" style:family="paragraph" style:parent-style-name="Standard" style:list-style-name="WWNum11">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59" style:family="paragraph" style:parent-style-name="Standard" style:list-style-name="WWNum1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0" style:family="paragraph" style:parent-style-name="Standard" style:list-style-name="WWNum31">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1" style:family="paragraph" style:parent-style-name="Standard" style:list-style-name="WWNum32">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2" style:family="paragraph" style:parent-style-name="Standard" style:list-style-name="WWNum33">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3" style:family="paragraph" style:parent-style-name="Standard" style:list-style-name="WWNum34">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4" style:family="paragraph" style:parent-style-name="Standard" style:list-style-name="WWNum3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5" style:family="paragraph" style:parent-style-name="Standard" style:list-style-name="WWNum2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6" style:family="paragraph" style:parent-style-name="Standard" style:list-style-name="WWNum29">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7" style:family="paragraph" style:parent-style-name="Standard" style:list-style-name="WWNum30">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8" style:family="paragraph" style:parent-style-name="Standard" style:list-style-name="WWNum22">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9" style:family="paragraph" style:parent-style-name="Standard" style:list-style-name="WWNum24">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0" style:family="paragraph" style:parent-style-name="Standard" style:list-style-name="WWNum3">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1"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2" style:family="paragraph" style:parent-style-name="Standard" style:list-style-name="WWNum16">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73" style:family="paragraph" style:parent-style-name="Standard" style:list-style-name="WWNum14">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74" style:family="paragraph" style:parent-style-name="Standard" style:list-style-name="WWNum10">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5" style:family="paragraph" style:parent-style-name="Standard" style:list-style-name="WWNum15">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6" style:family="paragraph" style:parent-style-name="Standard" style:list-style-name="WWNum32">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7" style:family="paragraph" style:parent-style-name="Standard" style:list-style-name="WWNum34">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8" style:family="paragraph" style:parent-style-name="Standard" style:list-style-name="WWNum27">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79" style:family="paragraph" style:parent-style-name="Standard" style:list-style-name="WWNum30">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0" style:family="paragraph" style:parent-style-name="Standard" style:list-style-name="WWNum24">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1" style:family="paragraph" style:parent-style-name="Standard" style:list-style-name="WWNum3">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2" style:family="paragraph" style:parent-style-name="Standard" style:list-style-name="WWNum5">
      <style:paragraph-properties fo:margin-left="0.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3" style:family="paragraph" style:parent-style-name="Standard">
      <style:paragraph-properties fo:margin-left="1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4" style:family="paragraph" style:parent-style-name="Standard">
      <style:paragraph-properties fo:margin-left="1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5" style:family="paragraph" style:parent-style-name="Standard">
      <style:paragraph-properties fo:margin-left="1.5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6" style:family="paragraph" style:parent-style-name="Standard">
      <style:paragraph-properties fo:margin-left="2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87" style:family="paragraph" style:parent-style-name="Standard" style:list-style-name="WWNum2">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88" style:family="paragraph" style:parent-style-name="Standard" style:list-style-name="WWNum13">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style>
    <style:style style:name="P89" style:family="paragraph" style:parent-style-name="Standard" style:list-style-name="WWNum2">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0" style:family="paragraph" style:parent-style-name="Standard" style:list-style-name="WWNum9">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1" style:family="paragraph" style:parent-style-name="Standard" style:list-style-name="WWNum13">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2" style:family="paragraph" style:parent-style-name="Standard" style:list-style-name="WWNum17">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3" style:family="paragraph" style:parent-style-name="Standard" style:list-style-name="WWNum21">
      <style:paragraph-properties fo:margin-left="1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4" style:family="paragraph" style:parent-style-name="Standard" style:list-style-name="WWNum21">
      <style:paragraph-properties fo:margin-left="1in" fo:margin-right="0in" fo:margin-top="0in" fo:margin-bottom="0.111in" style:contextual-spacing="false" fo:line-height="108%"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9">
      <style:paragraph-properties fo:margin-left="1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6" style:family="paragraph" style:parent-style-name="Standard" style:list-style-name="WWNum13">
      <style:paragraph-properties fo:margin-left="1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7" style:family="paragraph" style:parent-style-name="Standard" style:list-style-name="WWNum17">
      <style:paragraph-properties fo:margin-left="1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8" style:family="paragraph" style:parent-style-name="Standard" style:list-style-name="WWNum21">
      <style:paragraph-properties fo:margin-left="1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99" style:family="paragraph" style:parent-style-name="Standard">
      <style:paragraph-properties fo:margin-left="2.5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0" style:family="paragraph" style:parent-style-name="Standard">
      <style:paragraph-properties fo:margin-left="0.5382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1" style:family="paragraph" style:parent-style-name="Standard" style:list-style-name="WWNum7">
      <style:paragraph-properties fo:margin-left="2.5in" fo:margin-right="0in" fo:margin-top="0in" fo:margin-bottom="0.111in" style:contextual-spacing="false" fo:line-height="108%" fo:text-align="start" style:justify-single-word="false" fo:keep-together="auto" fo:orphans="2" fo:widows="2" fo:text-indent="-0.25in" style:auto-text-indent="false" fo:padding="0in" fo:border="none" fo:keep-with-next="auto"/>
    </style:style>
    <style:style style:name="P102" style:family="paragraph" style:parent-style-name="Standard">
      <style:paragraph-properties fo:margin-left="1.6252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3"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4"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105" style:family="paragraph" style:parent-style-name="Standard">
      <style:paragraph-properties fo:margin-left="0.5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6" style:family="paragraph" style:parent-style-name="Standard" style:list-style-name="WWNum26">
      <style:paragraph-properties fo:margin-left="1.2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7" style:family="paragraph" style:parent-style-name="Standard" style:list-style-name="WWNum28">
      <style:paragraph-properties fo:margin-left="1.2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8" style:family="paragraph" style:parent-style-name="Standard" style:list-style-name="WWNum26">
      <style:paragraph-properties fo:margin-left="1.2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9" style:family="paragraph" style:parent-style-name="Standard" style:list-style-name="WWNum28">
      <style:paragraph-properties fo:margin-left="1.2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0" style:family="paragraph" style:parent-style-name="Standard">
      <style:paragraph-properties fo:margin-left="3.2398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1" style:family="paragraph" style:parent-style-name="Standard">
      <style:paragraph-properties fo:margin-left="0in" fo:margin-right="0in" fo:margin-top="0in" fo:margin-bottom="0.111in" style:contextual-spacing="false" fo:line-height="108%"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P112" style:family="paragraph" style:parent-style-name="Standard">
      <style:paragraph-properties fo:margin-left="0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3" style:family="paragraph" style:parent-style-name="Standard">
      <style:paragraph-properties fo:margin-left="0in" fo:margin-right="0in" fo:margin-top="0in" fo:margin-bottom="0.111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114"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5"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P116" style:family="paragraph" style:parent-style-name="Standard" style:list-style-name="WWNum23">
      <style:paragraph-properties fo:margin-left="3.7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7" style:family="paragraph" style:parent-style-name="Standard" style:list-style-name="WWNum23">
      <style:paragraph-properties fo:margin-left="3.75in" fo:margin-right="0in" fo:margin-top="0in" fo:margin-bottom="0.111in" style: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18" style:family="paragraph" style:parent-style-name="Standard" style:list-style-name="WWNum18">
      <style:paragraph-properties fo:margin-top="0in" fo:margin-bottom="0in" style:contextual-spacing="false" fo:line-height="108%" fo:text-align="start" style:justify-single-word="false" fo:keep-together="auto" fo:orphans="2" fo:widows="2" fo:padding="0in" fo:border="none" fo:keep-with-next="auto"/>
    </style:style>
    <style:style style:name="P119" style:family="paragraph">
      <loext:graphic-properties draw:fill="none"/>
      <style:paragraph-properties fo:text-align="start"/>
      <style:text-properties fo:font-size="18pt"/>
    </style:style>
    <style:style style:name="P120" style:family="paragraph">
      <loext:graphic-properties draw:fill="solid" draw:fill-color="#ffffff"/>
      <style:paragraph-properties fo:text-align="start"/>
      <style:text-properties fo:font-size="18pt"/>
    </style:style>
    <style:style style:name="P121" style:family="paragraph">
      <loext:graphic-properties draw:fill="none"/>
      <style:paragraph-properties fo:text-align="start"/>
    </style:style>
    <style:style style:name="P122" style:family="paragraph">
      <loext:graphic-properties draw:fill="solid" draw:fill-color="#ffffff" draw:opacity="90%"/>
      <style:paragraph-properties fo:text-align="start"/>
    </style:style>
    <style:style style:name="P123" style:family="paragraph">
      <loext:graphic-properties draw:fill="solid" draw:fill-color="#599bd5"/>
      <style:paragraph-properties fo:text-align="start"/>
    </style:style>
    <style:style style:name="P124" style:family="paragraph">
      <style:paragraph-properties fo:margin-top="0in" fo:margin-bottom="0in" fo:line-height="89%" fo:text-align="start"/>
    </style:style>
    <style:style style:name="P125" style:family="paragraph">
      <loext:graphic-properties draw:fill="none"/>
      <style:paragraph-properties fo:margin-top="0in" fo:margin-bottom="0in" fo:line-height="89%" fo:text-align="start"/>
    </style:style>
    <style:style style:name="P126" style:family="paragraph">
      <loext:graphic-properties draw:fill="solid" draw:fill-color="#4cc38c"/>
      <style:paragraph-properties fo:text-align="start"/>
    </style:style>
    <style:style style:name="P127" style:family="paragraph">
      <loext:graphic-properties draw:fill="solid" draw:fill-color="#6fab46"/>
      <style:paragraph-properties fo:text-align="start"/>
    </style:style>
    <style:style style:name="P128" style:family="paragraph">
      <loext:graphic-properties draw:fill="solid" draw:fill-color="#c0504d"/>
      <style:paragraph-properties fo:text-align="start"/>
    </style:style>
    <style:style style:name="P129" style:family="paragraph">
      <style:paragraph-properties fo:margin-top="0in" fo:margin-bottom="0in" fo:line-height="89%" fo:text-align="center"/>
    </style:style>
    <style:style style:name="P130" style:family="paragraph">
      <loext:graphic-properties draw:fill="none"/>
      <style:paragraph-properties fo:margin-top="0in" fo:margin-bottom="0in" fo:line-height="89%" fo:text-align="center"/>
    </style:style>
    <style:style style:name="P131" style:family="paragraph">
      <loext:graphic-properties draw:fill="bitmap" draw:fill-image-name="msFillBitmap_20_1" style:repeat="stretch"/>
      <style:paragraph-properties fo:text-align="start"/>
    </style:style>
    <style:style style:name="P132" style:family="paragraph">
      <loext:graphic-properties draw:fill="solid" draw:fill-color="#c47f6e"/>
      <style:paragraph-properties fo:text-align="start"/>
    </style:style>
    <style:style style:name="P133" style:family="paragraph">
      <loext:graphic-properties draw:fill="bitmap" draw:fill-image-name="msFillBitmap_20_2" style:repeat="stretch"/>
      <style:paragraph-properties fo:text-align="start"/>
    </style:style>
    <style:style style:name="P134" style:family="paragraph">
      <loext:graphic-properties draw:fill="solid" draw:fill-color="#a4a4a4"/>
      <style:paragraph-properties fo:text-align="start"/>
    </style:style>
    <style:style style:name="P135" style:family="paragraph">
      <loext:graphic-properties draw:fill="bitmap" draw:fill-image-name="msFillBitmap_20_3" style:repeat="stretch"/>
      <style:paragraph-properties fo:text-align="start"/>
    </style:style>
    <style:style style:name="T1" style:family="text">
      <style:text-properties fo:font-weight="bold" style:font-weight-asian="bold"/>
    </style:style>
    <style:style style:name="T2" style:family="text">
      <style:text-properties fo:font-variant="normal" fo:text-transform="none" fo:color="#000000" loext:opacity="100%" style:text-line-through-style="none" style:text-line-through-type="none" style:text-position="0% 100%" style:font-name="Calibri" fo:font-size="11pt" fo:font-style="normal" fo:font-weight="normal" style:font-name-asian="Calibri2" style:font-size-asian="11pt" style:font-style-asian="normal" style:font-weight-asian="normal" style:font-name-complex="Calibri2"/>
    </style:style>
    <style:style style:name="T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4"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5" style:family="text">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2" style:font-size-asian="11pt" style:font-style-asian="italic" style:font-weight-asian="bold" style:font-name-complex="Calibri2" style:font-size-complex="11pt"/>
    </style:style>
    <style:style style:name="T6" style:family="text">
      <style:text-properties fo:font-variant="normal" fo:text-transform="none" fo:color="#000000" loext:opacity="100%" style:text-line-through-style="none" style:text-line-through-type="none" style:text-position="0% 100%" style:font-name="Calibri" fo:font-size="11pt" fo:font-style="italic" style:text-underline-style="none" fo:font-weight="normal" style:font-name-asian="Calibri2" style:font-size-asian="11pt" style:font-style-asian="italic" style:font-weight-asian="normal" style:font-name-complex="Calibri2" style:font-size-complex="11pt"/>
    </style:style>
    <style:style style:name="T7" style:family="text">
      <style:text-properties fo:font-variant="normal" fo:text-transform="none" fo:color="#000000" loext:opacity="100%" style:text-line-through-style="none" style:text-line-through-type="none" style:text-position="super 58%"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8" style:family="text">
      <style:text-properties fo:font-variant="normal" fo:text-transform="none" fo:color="#00b050" loext:opacity="100%" style:text-line-through-style="none" style:text-line-through-type="none" style:text-position="0% 100%" style:font-name="Calibri" fo:font-size="24pt" fo:font-style="normal" fo:font-weight="bold" style:font-name-asian="Calibri2" style:font-size-asian="24pt" style:font-style-asian="normal" style:font-weight-asian="bold" style:font-name-complex="Calibri2"/>
    </style:style>
    <style:style style:name="T9" style:family="text">
      <style:text-properties fo:font-style="italic" style:font-style-asian="italic"/>
    </style:style>
    <style:style style:name="T10" style:family="text">
      <style:text-properties style:text-position="super 58%"/>
    </style:style>
    <style:style style:name="T11" style:family="text">
      <style:text-properties officeooo:rsid="00155b7d"/>
    </style:style>
    <style:style style:name="T12" style:family="text">
      <style:text-properties fo:font-variant="normal" fo:text-transform="none" fo:color="#000000" loext:opacity="100%" style:text-line-through-style="none" style:text-line-through-type="none" style:text-position="0% 100%" style:font-name="Calibri3" fo:font-size="16pt" fo:letter-spacing="normal" fo:font-style="normal" style:text-underline-style="none" fo:font-weight="normal" style:font-name-asian="Calibri3" style:font-size-asian="16pt" style:font-style-asian="normal" style:font-weight-asian="normal" style:font-name-complex="Calibri3"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3" fo:font-size="16pt" fo:letter-spacing="normal" fo:font-style="normal" style:text-underline-style="none" fo:font-weight="bold" style:font-name-asian="Calibri3" style:font-size-asian="16pt" style:font-style-asian="normal" style:font-weight-asian="bold" style:font-name-complex="Calibri3" style:font-size-complex="1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Calibri3" fo:font-size="16pt" fo:letter-spacing="normal" fo:font-style="italic" style:text-underline-style="none" fo:font-weight="bold" style:font-name-asian="Calibri3" style:font-size-asian="16pt" style:font-style-asian="italic" style:font-weight-asian="bold" style:font-name-complex="Calibri3" style:font-size-complex="16pt" style:font-style-complex="italic" style:font-weight-complex="bold"/>
    </style:style>
    <style:style style:name="T15" style:family="text">
      <style:text-properties fo:font-variant="normal" fo:text-transform="none" fo:color="#000000" loext:opacity="100%" style:text-line-through-style="none" style:text-line-through-type="none" style:text-position="0% 100%" style:font-name="Calibri3" fo:font-size="18pt" fo:letter-spacing="normal" fo:font-style="normal" style:text-underline-style="none" fo:font-weight="normal" style:font-name-asian="Calibri3" style:font-size-asian="18pt" style:font-style-asian="normal" style:font-weight-asian="normal" style:font-name-complex="Calibri3" style:font-size-complex="18pt" style:font-style-complex="normal" style:font-weight-complex="normal"/>
    </style:style>
    <style:style style:name="gr1" style:family="graphic">
      <style:graphic-properties draw:stroke="solid" svg:stroke-width="0.0311in" svg:stroke-color="#4f81bd" draw:stroke-linejoin="miter" draw:fill="none" draw:textarea-vertical-align="top" draw:auto-grow-height="false" fo:min-height="0.228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1in" svg:stroke-color="#4f81bd" draw:stroke-linejoin="miter" draw:fill="none" draw:textarea-vertical-align="top" draw:auto-grow-height="false" fo:min-height="0in" fo:min-width="5.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11in" svg:stroke-color="#4f81bd" draw:stroke-linejoin="miter" draw:fill="none" draw:textarea-vertical-align="top" draw:auto-grow-height="false" fo:min-height="0.1236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0.5362in" fo:min-width="1.0752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style>
    <style:style style:name="gr7" style:family="graphic">
      <style:graphic-properties draw:stroke="none" svg:stroke-width="0in" draw:fill="none" draw:textarea-vertical-align="middle" draw:auto-grow-height="false" draw:fit-to-size="false" style:shrink-to-fit="false" fo:min-height="3.6563in" fo:min-width="6.6181in" fo:padding-top="0.1in" fo:padding-bottom="0.1in" fo:padding-left="0.1in" fo:padding-right="0.1in" fo:wrap-option="wrap" style:run-through="foreground"/>
    </style:style>
    <style:style style:name="gr8" style:family="graphic">
      <style:graphic-properties draw:stroke="solid" svg:stroke-width="0.0138in" svg:stroke-color="#599bd5" draw:stroke-linejoin="miter" draw:fill="solid" draw:fill-color="#ffffff" draw:opacity="90%" draw:textarea-vertical-align="middle" draw:auto-grow-height="false" draw:fit-to-size="false" style:shrink-to-fit="false" fo:min-height="0in" fo:min-width="6.6181in" fo:padding-top="0.1in" fo:padding-bottom="0.1in" fo:padding-left="0.1in" fo:padding-right="0.1in" fo:wrap-option="wrap" style:run-through="foreground"/>
    </style:style>
    <style:style style:name="gr9" style:family="graphic">
      <style:graphic-properties draw:stroke="solid" svg:stroke-width="0.0138in" svg:stroke-color="#ffffff" draw:stroke-linejoin="miter" draw:fill="solid" draw:fill-color="#599bd5" draw:textarea-vertical-align="middle" draw:auto-grow-height="false" draw:fit-to-size="false" style:shrink-to-fit="false" fo:min-height="0.8098in" fo:min-width="5.578in" fo:padding-top="0.1in" fo:padding-bottom="0.1in" fo:padding-left="0.1in" fo:padding-right="0.1in" fo:wrap-option="wrap" style:run-through="foreground"/>
    </style:style>
    <style:style style:name="gr10" style:family="graphic">
      <style:graphic-properties draw:stroke="none" svg:stroke-width="0in" draw:fill="none" draw:textarea-vertical-align="middle" draw:auto-grow-height="false" draw:fit-to-size="false" style:shrink-to-fit="false" fo:min-height="1.0091in" fo:min-width="5.4161in" fo:padding-top="0in" fo:padding-bottom="0in" fo:padding-left="0.1807in" fo:padding-right="0.1807in" fo:wrap-option="wrap" style:run-through="foreground"/>
      <style:paragraph-properties style:writing-mode="lr-tb"/>
    </style:style>
    <style:style style:name="gr11" style:family="graphic">
      <style:graphic-properties draw:stroke="solid" svg:stroke-width="0.0138in" svg:stroke-color="#4cc38c" draw:stroke-linejoin="miter" draw:fill="solid" draw:fill-color="#ffffff" draw:opacity="90%" draw:textarea-vertical-align="middle" draw:auto-grow-height="false" draw:fit-to-size="false" style:shrink-to-fit="false" fo:min-height="0in" fo:min-width="6.6181in" fo:padding-top="0.1in" fo:padding-bottom="0.1in" fo:padding-left="0.1in" fo:padding-right="0.1in" fo:wrap-option="wrap" style:run-through="foreground"/>
    </style:style>
    <style:style style:name="gr12" style:family="graphic">
      <style:graphic-properties draw:stroke="solid" svg:stroke-width="0.0138in" svg:stroke-color="#ffffff" draw:stroke-linejoin="miter" draw:fill="solid" draw:fill-color="#4cc38c" draw:textarea-vertical-align="middle" draw:auto-grow-height="false" draw:fit-to-size="false" style:shrink-to-fit="false" fo:min-height="0.7193in" fo:min-width="5.5362in" fo:padding-top="0.1in" fo:padding-bottom="0.1in" fo:padding-left="0.1in" fo:padding-right="0.1in" fo:wrap-option="wrap" style:run-through="foreground"/>
    </style:style>
    <style:style style:name="gr13" style:family="graphic">
      <style:graphic-properties draw:stroke="none" svg:stroke-width="0in" draw:fill="none" draw:textarea-vertical-align="middle" draw:auto-grow-height="false" draw:fit-to-size="false" style:shrink-to-fit="false" fo:min-height="0.9193in" fo:min-width="5.3752in" fo:padding-top="0in" fo:padding-bottom="0in" fo:padding-left="0.1807in" fo:padding-right="0.1807in" fo:wrap-option="wrap" style:run-through="foreground"/>
      <style:paragraph-properties style:writing-mode="lr-tb"/>
    </style:style>
    <style:style style:name="gr14" style:family="graphic">
      <style:graphic-properties draw:stroke="solid" svg:stroke-width="0.0138in" svg:stroke-color="#6fab46" draw:stroke-linejoin="miter" draw:fill="solid" draw:fill-color="#ffffff" draw:opacity="90%" draw:textarea-vertical-align="middle" draw:auto-grow-height="false" draw:fit-to-size="false" style:shrink-to-fit="false" fo:min-height="0in" fo:min-width="6.6181in" fo:padding-top="0.1in" fo:padding-bottom="0.1in" fo:padding-left="0.1in" fo:padding-right="0.1in" fo:wrap-option="wrap" style:run-through="foreground"/>
    </style:style>
    <style:style style:name="gr15" style:family="graphic">
      <style:graphic-properties draw:stroke="solid" svg:stroke-width="0.0138in" svg:stroke-color="#ffffff" draw:stroke-linejoin="miter" draw:fill="solid" draw:fill-color="#6fab46" draw:textarea-vertical-align="middle" draw:auto-grow-height="false" draw:fit-to-size="false" style:shrink-to-fit="false" fo:min-height="0.7193in" fo:min-width="5.5465in" fo:padding-top="0.1in" fo:padding-bottom="0.1in" fo:padding-left="0.1in" fo:padding-right="0.1in" fo:wrap-option="wrap" style:run-through="foreground"/>
    </style:style>
    <style:style style:name="gr16" style:family="graphic">
      <style:graphic-properties draw:stroke="none" svg:stroke-width="0in" draw:fill="none" draw:textarea-vertical-align="middle" draw:auto-grow-height="false" draw:fit-to-size="false" style:shrink-to-fit="false" fo:min-height="0.9193in" fo:min-width="5.3846in" fo:padding-top="0in" fo:padding-bottom="0in" fo:padding-left="0.1807in" fo:padding-right="0.1807in" fo:wrap-option="wrap" style:run-through="foreground"/>
      <style:paragraph-properties style:writing-mode="lr-tb"/>
    </style:style>
    <style:style style:name="gr17" style:family="graphic">
      <style:graphic-properties draw:stroke="none" svg:stroke-width="0in" draw:fill="none" draw:textarea-vertical-align="middle" draw:auto-grow-height="false" draw:fit-to-size="false" style:shrink-to-fit="false" fo:min-height="2.0728in" fo:min-width="5.028in" fo:padding-top="0.1in" fo:padding-bottom="0.1in" fo:padding-left="0.1in" fo:padding-right="0.1in" fo:wrap-option="wrap" style:run-through="foreground"/>
    </style:style>
    <style:style style:name="gr18" style:family="graphic">
      <style:graphic-properties draw:stroke="solid" svg:stroke-width="0.0138in" svg:stroke-color="#ffffff" draw:stroke-linejoin="miter" draw:fill="solid" draw:fill-color="#c0504d" draw:textarea-vertical-align="middle" draw:auto-grow-height="false" draw:fit-to-size="false" style:shrink-to-fit="false" fo:min-height="0.4311in" fo:min-width="3.1189in" fo:padding-top="0.1in" fo:padding-bottom="0.1in" fo:padding-left="0.1in" fo:padding-right="0.1in" fo:wrap-option="wrap" style:run-through="foreground"/>
    </style:style>
    <style:style style:name="gr19" style:family="graphic">
      <style:graphic-properties draw:stroke="none" svg:stroke-width="0in" draw:fill="none" draw:textarea-vertical-align="middle" draw:auto-grow-height="false" draw:fit-to-size="false" style:shrink-to-fit="false" fo:min-height="0.4811in" fo:min-width="2.9in" fo:padding-top="0.0752in" fo:padding-bottom="0.0752in" fo:padding-left="0.2783in" fo:padding-right="0.1402in" fo:wrap-option="wrap" style:run-through="foreground"/>
      <style:paragraph-properties style:writing-mode="lr-tb"/>
    </style:style>
    <style:style style:name="gr20" style:family="graphic">
      <style:graphic-properties draw:stroke="solid" svg:stroke-width="0.0138in" svg:stroke-color="#ffffff" draw:stroke-linejoin="miter" draw:fill="bitmap" draw:fill-image-name="msFillBitmap_20_1" style:repeat="stretch" draw:textarea-vertical-align="middle" draw:auto-grow-height="false" draw:fit-to-size="false" style:shrink-to-fit="false" fo:min-height="0.2457in" fo:min-width="0.2457in" fo:padding-top="0.1in" fo:padding-bottom="0.1in" fo:padding-left="0.1in" fo:padding-right="0.1in" fo:wrap-option="wrap" fo:clip="rect(-0.1339in, 0in, -0.1339in, 0in)" style:run-through="foreground"/>
    </style:style>
    <style:style style:name="gr21" style:family="graphic">
      <style:graphic-properties draw:stroke="solid" svg:stroke-width="0.0138in" svg:stroke-color="#ffffff" draw:stroke-linejoin="miter" draw:fill="solid" draw:fill-color="#c47f6e" draw:textarea-vertical-align="middle" draw:auto-grow-height="false" draw:fit-to-size="false" style:shrink-to-fit="false" fo:min-height="0.4319in" fo:min-width="3.1189in" fo:padding-top="0.1in" fo:padding-bottom="0.1in" fo:padding-left="0.1in" fo:padding-right="0.1in" fo:wrap-option="wrap" style:run-through="foreground"/>
    </style:style>
    <style:style style:name="gr22" style:family="graphic">
      <style:graphic-properties draw:stroke="none" svg:stroke-width="0in" draw:fill="none" draw:textarea-vertical-align="middle" draw:auto-grow-height="false" draw:fit-to-size="false" style:shrink-to-fit="false" fo:min-height="0.4819in" fo:min-width="2.9in" fo:padding-top="0.0752in" fo:padding-bottom="0.0752in" fo:padding-left="0.2783in" fo:padding-right="0.1402in" fo:wrap-option="wrap" style:run-through="foreground"/>
      <style:paragraph-properties style:writing-mode="lr-tb"/>
    </style:style>
    <style:style style:name="gr23" style:family="graphic">
      <style:graphic-properties draw:stroke="solid" svg:stroke-width="0.0138in" svg:stroke-color="#ffffff" draw:stroke-linejoin="miter" draw:fill="bitmap" draw:fill-image-name="msFillBitmap_20_2" style:repeat="stretch" draw:textarea-vertical-align="middle" draw:auto-grow-height="false" draw:fit-to-size="false" style:shrink-to-fit="false" fo:min-height="0.2465in" fo:min-width="0.2457in" fo:padding-top="0.1in" fo:padding-bottom="0.1in" fo:padding-left="0.1in" fo:padding-right="0.1in" fo:wrap-option="wrap" fo:clip="rect(0in, -0.0146in, 0in, -0.0146in)" style:run-through="foreground"/>
    </style:style>
    <style:style style:name="gr24" style:family="graphic">
      <style:graphic-properties draw:stroke="solid" svg:stroke-width="0.0138in" svg:stroke-color="#ffffff" draw:stroke-linejoin="miter" draw:fill="solid" draw:fill-color="#a4a4a4" draw:textarea-vertical-align="middle" draw:auto-grow-height="false" draw:fit-to-size="false" style:shrink-to-fit="false" fo:min-height="0.4311in" fo:min-width="3.1189in" fo:padding-top="0.1in" fo:padding-bottom="0.1in" fo:padding-left="0.1in" fo:padding-right="0.1in" fo:wrap-option="wrap" style:run-through="foreground"/>
    </style:style>
    <style:style style:name="gr25" style:family="graphic">
      <style:graphic-properties draw:stroke="solid" svg:stroke-width="0.0138in" svg:stroke-color="#ffffff" draw:stroke-linejoin="miter" draw:fill="bitmap" draw:fill-image-name="msFillBitmap_20_3" style:repeat="stretch" draw:textarea-vertical-align="middle" draw:auto-grow-height="false" draw:fit-to-size="false" style:shrink-to-fit="false" fo:min-height="0.2457in" fo:min-width="0.2457in" fo:padding-top="0.1in" fo:padding-bottom="0.1in" fo:padding-left="0.1in" fo:padding-right="0.1in" fo:wrap-option="wrap" fo:clip="rect(-0.0299in, 0in, -0.0299in, 0in)" style:run-through="foreground"/>
    </style:style>
    <style:style style:name="gr26" style:family="graphic" style:parent-style-name="Frame">
      <style:graphic-properties draw:stroke="none" svg:stroke-width="0in" draw:fill="none" draw:textarea-vertical-align="top" draw:auto-grow-height="false" fo:min-height="0.5591in" fo:min-width="0.3228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draw:stroke="solid" svg:stroke-width="0.0102in" svg:stroke-color="#4f81bd" draw:stroke-linejoin="miter" draw:fill="none" draw:textarea-vertical-align="middle" draw:auto-grow-height="false" fo:min-height="4.6571in" fo:min-width="0.0354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draw:stroke="solid" svg:stroke-width="0.0102in" svg:stroke-color="#000000" draw:stroke-linejoin="miter" draw:fill="solid" draw:fill-color="#ffffff" draw:textarea-vertical-align="top" draw:auto-grow-height="false" fo:min-height="0.5028in" fo:min-width="1.5925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9" style:family="graphic" style:parent-style-name="Frame">
      <style:graphic-properties draw:stroke="solid" svg:stroke-width="0.0102in" svg:stroke-color="#4f81bd" draw:stroke-linejoin="miter" draw:fill="none" draw:textarea-vertical-align="middle" draw:auto-grow-height="false" fo:min-height="0.9736in" fo:min-width="0.0575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0102in" svg:stroke-color="#4f81bd" draw:marker-end="msArrowEnd_20_5" draw:marker-end-width="0.0827in" draw:marker-end-center="false" draw:stroke-linejoin="miter" draw:fill="none" draw:textarea-vertical-align="top" draw:auto-grow-height="false" fo:min-height="0.2764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0311in" svg:stroke-color="#4f81bd" draw:stroke-linejoin="miter" draw:fill="none" draw:textarea-vertical-align="top" draw:auto-grow-height="false" fo:min-height="0.1201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0311in" svg:stroke-color="#4f81bd" draw:stroke-linejoin="miter" draw:fill="none" draw:textarea-vertical-align="top" draw:auto-grow-height="false" fo:min-height="0in" fo:min-width="5.990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width="0.0311in" svg:stroke-color="#4f81bd" draw:stroke-linejoin="miter" draw:fill="none" draw:textarea-vertical-align="top" draw:auto-grow-height="false" fo:min-height="0.339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parent-style-name="Frame">
      <style:graphic-properties draw:stroke="solid" svg:stroke-width="0.0102in" svg:stroke-color="#000000" draw:stroke-linejoin="miter" draw:fill="solid" draw:fill-color="#ffffff" draw:textarea-vertical-align="top" draw:auto-grow-height="false" fo:min-height="0.6717in" fo:min-width="0.7902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5" style:family="graphic" style:parent-style-name="Frame">
      <style:graphic-properties draw:stroke="none" svg:stroke-width="0in" draw:fill="none" draw:textarea-vertical-align="top" draw:auto-grow-height="false" fo:min-height="4.1354in" fo:min-width="1.81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text:p>
      <text:p text:style-name="Standard"/>
      <text:p text:style-name="Heading_20_1">CHAPTER I: <text:span text:style-name="T1">THE SOCIAL SCIENCES and THE THREE FACES OF THE SOCIAL</text:span></text:p>
      <text:p text:style-name="Standard"/>
      <text:p text:style-name="P36">INTRODUCTION</text:p>
      <text:p text:style-name="Standard"/>
      <text:p text:style-name="P40"><draw:custom-shape text:anchor-type="paragraph" draw:z-index="36" draw:name="Image1" draw:style-name="gr1" draw:text-style-name="P119" svg:width="0.0315in" svg:height="0.3268in" svg:x="3.222in" svg:y="0.222in"><text:p/><draw:enhanced-geometry draw:mirror-horizontal="false" draw:mirror-vertical="false" svg:viewBox="0 0 21600 21600" draw:type="mso-spt32" draw:enhanced-path="M 0 0 L 21600 21600 N"/></draw:custom-shape>SOCIETY</text:p>
      <text:p text:style-name="P1"><draw:custom-shape text:anchor-type="paragraph" draw:z-index="35" draw:name="Image2" draw:style-name="gr2" draw:text-style-name="P119" svg:width="5.948in" svg:height="0.0594in" svg:x="0.2638in" svg:y="0in"><text:p/><draw:enhanced-geometry draw:mirror-horizontal="false" draw:mirror-vertical="false" svg:viewBox="0 0 21600 21600" draw:type="mso-spt32" draw:enhanced-path="M 0 0 L 21600 21600 N"/></draw:custom-shape><draw:custom-shape text:anchor-type="paragraph" draw:z-index="34" draw:name="Image3" draw:style-name="gr3" draw:text-style-name="P119" svg:width="0.0315in" svg:height="0.2224in" svg:x="0.278in" svg:y="0in"><text:p/><draw:enhanced-geometry draw:mirror-horizontal="false" draw:mirror-vertical="false" svg:viewBox="0 0 21600 21600" draw:type="mso-spt32" draw:enhanced-path="M 0 0 L 21600 21600 N"/></draw:custom-shape><draw:custom-shape text:anchor-type="paragraph" draw:z-index="33" draw:name="Image4" draw:style-name="gr3" draw:text-style-name="P119" svg:width="0.0315in" svg:height="0.2224in" svg:x="6.1528in" svg:y="0.0138in"><text:p/><draw:enhanced-geometry draw:mirror-horizontal="false" draw:mirror-vertical="false" svg:viewBox="0 0 21600 21600" draw:type="mso-spt32" draw:enhanced-path="M 0 0 L 21600 21600 N"/></draw:custom-shape></text:p>
      <text:p text:style-name="Standard"><draw:custom-shape text:anchor-type="paragraph" draw:z-index="32" draw:name="Image5" draw:style-name="gr4" draw:text-style-name="P120" svg:width="1.2748in" svg:height="0.6358in" svg:x="-0.0972in" svg:y="0.3in"><text:p text:style-name="P32">ACTIONS and </text:p><text:p text:style-name="P33"><text:span text:style-name="T2">INTERA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4"/>SOCIAL <text:tab/><text:tab/><text:tab/><text:tab/> <text:s text:c="13"/>CULTURAL<text:tab/> <text:s text:c="53"/>POLITICAL <text:s text:c="8"/></text:p>
      <text:p text:style-name="Standard"><draw:custom-shape text:anchor-type="paragraph" draw:z-index="31" draw:name="Image6" draw:style-name="gr4" draw:text-style-name="P120" svg:width="1.2748in" svg:height="0.6358in" svg:x="1.3366in" svg:y="0.0083in"><text:p text:style-name="P32">PRACTICES and </text:p><text:p text:style-name="P33"><text:span text:style-name="T2">TRADI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Image7" draw:style-name="gr4" draw:text-style-name="P120" svg:width="1.2748in" svg:height="0.6358in" svg:x="4.3335in" svg:y="0.0083in"><text:p text:style-name="P33"><text:span text:style-name="T2">POWER RELA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29" draw:name="Image8" draw:style-name="gr3" draw:text-style-name="P119" svg:width="0.0315in" svg:height="0.2224in" svg:x="0.2638in" svg:y="0.0138in"><text:p/><draw:enhanced-geometry draw:mirror-horizontal="false" draw:mirror-vertical="false" svg:viewBox="0 0 21600 21600" draw:type="mso-spt32" draw:enhanced-path="M 0 0 L 21600 21600 N"/></draw:custom-shape><draw:custom-shape text:anchor-type="paragraph" draw:z-index="28" draw:name="Image9" draw:style-name="gr3" draw:text-style-name="P119" svg:width="0.0315in" svg:height="0.2224in" svg:x="3.222in" svg:y="0in"><text:p/><draw:enhanced-geometry draw:mirror-horizontal="false" draw:mirror-vertical="false" svg:viewBox="0 0 21600 21600" draw:type="mso-spt32" draw:enhanced-path="M 0 0 L 21600 21600 N"/></draw:custom-shape><draw:custom-shape text:anchor-type="paragraph" draw:z-index="27" draw:name="Image10" draw:style-name="gr3" draw:text-style-name="P119" svg:width="0.0315in" svg:height="0.2224in" svg:x="6.1665in" svg:y="0in"><text:p/><draw:enhanced-geometry draw:mirror-horizontal="false" draw:mirror-vertical="false" svg:viewBox="0 0 21600 21600" draw:type="mso-spt32" draw:enhanced-path="M 0 0 L 21600 21600 N"/></draw:custom-shape></text:p>
      <text:p text:style-name="Standard">SOCIOLOGY <text:s text:c="58"/>ANTHROPOLOGY <text:s text:c="42"/>POLITICAL SCIENCE</text:p>
      <text:p text:style-name="Standard"/>
      <text:p text:style-name="Standard"><draw:custom-shape text:anchor-type="paragraph" draw:z-index="26" draw:name="Image11" draw:style-name="gr3" draw:text-style-name="P119" svg:width="0.0315in" svg:height="0.2224in" svg:x="0.3055in" svg:y="0.1252in"><text:p/><draw:enhanced-geometry draw:mirror-horizontal="false" draw:mirror-vertical="false" svg:viewBox="0 0 21600 21600" draw:type="mso-spt32" draw:enhanced-path="M 0 0 L 21600 21600 N"/></draw:custom-shape><draw:custom-shape text:anchor-type="paragraph" draw:z-index="25" draw:name="Image12" draw:style-name="gr3" draw:text-style-name="P119" svg:width="0.0315in" svg:height="0.2224in" svg:x="6.222in" svg:y="0.1252in"><text:p/><draw:enhanced-geometry draw:mirror-horizontal="false" draw:mirror-vertical="false" svg:viewBox="0 0 21600 21600" draw:type="mso-spt32" draw:enhanced-path="M 0 0 L 21600 21600 N"/></draw:custom-shape></text:p>
      <text:p text:style-name="Standard"><draw:custom-shape text:anchor-type="paragraph" draw:z-index="24" draw:name="Image13" draw:style-name="gr2" draw:text-style-name="P119" svg:width="5.948in" svg:height="0.0594in" svg:x="0.3055in" svg:y="0in"><text:p/><draw:enhanced-geometry draw:mirror-horizontal="false" draw:mirror-vertical="false" svg:viewBox="0 0 21600 21600" draw:type="mso-spt32" draw:enhanced-path="M 0 0 L 21600 21600 N"/></draw:custom-shape></text:p>
      <text:p text:style-name="P1">SOCIAL SCIENCES</text:p>
      <text:p text:style-name="P1">aka</text:p>
      <text:p text:style-name="P1">DISCIPLINES</text:p>
      <text:p text:style-name="P1">(in <text:span text:style-name="T9">academia</text:span>)</text:p>
      <text:p text:style-name="Standard">GOAL: TO UNDERSTAND THE “SOCIAL” AND TO EXPLORE HOW IT DRIVES THE UNFOLDING OF SOCIETY AS WE KNOW IT</text:p>
      <text:p text:style-name="Standard"/>
      <text:p text:style-name="P27">LESSON 1: UNDERSTANDING CULTURE, SOCIETY AND POLITICS: SOME KEY OBSERVATIONS</text:p>
      <text:p text:style-name="Standard"/>
      <text:p text:style-name="Heading_20_3">CULTURE, SOCIETY and POLITICS as CONCE<text:span text:style-name="T11">P</text:span>TUAL TOOLS</text:p>
      <text:p text:style-name="Standard"/>
      <text:list xml:id="list3919278563" text:style-name="WWNum18">
        <text:list-item>
          <text:p text:style-name="P51">Culture, society and politics are concepts, existing in the realm of ideas and thoughts.</text:p>
        </text:list-item>
        <text:list-item>
          <text:p text:style-name="P51">Concept – “the rational purport of a word or a conception” (Pierce, 1998) </text:p>
        </text:list-item>
        <text:list-item>
          <text:p text:style-name="P51">Turning a phenomenon into a concept means making it more rational.</text:p>
        </text:list-item>
        <text:list-item>
          <text:p text:style-name="P51">Concept as CONCEPTUAL TOOLS – allows to form, relate or deconstruct concepts</text:p>
        </text:list-item>
        <text:list-item>
          <text:p text:style-name="P118"><text:span text:style-name="T3">Concept as a HEURISTIC TOOL – allows the discovery of new aspects of a phenomenon conceived as a ‘means’ rather as an ‘end</text:span></text:p>
        </text:list-item>
      </text:list>
      <text:p text:style-name="Standard"/>
      <text:p text:style-name="Heading_20_4">STUDENTS AS SOCIAL BEINGS</text:p>
      <text:p text:style-name="Standard"><text:s/><text:tab/>- The totality of our sociality have already been constructed for us.</text:p>
      <text:p text:style-name="Heading_20_4">SOCIAL REALITIES: BEHAVIOR AND PHENOMENON</text:p>
      <text:p text:style-name="Standard"><text:tab/>- <text:span text:style-name="T9">istambay</text:span>, <text:span text:style-name="T9">lagay</text:span>, food taboos, same-sex partnership, use of a go-between/ <text:span text:style-name="T9">padrino</text:span></text:p>
      <text:p text:style-name="Heading_20_4">VALUES AND BELIEFS AS BEHAVIOR MOTIVATORS</text:p>
      <text:p text:style-name="Standard"/>
      <text:list xml:id="list3348489729" text:style-name="WWNum20">
        <text:list-item>
          <text:p text:style-name="P52">Values – a person’s or a collectivity’s principles or standards of behavior and are considered as judgment of what is important in life.</text:p>
        </text:list-item>
      </text:list>
      <text:p text:style-name="P83">- important and lasting beliefs or ideals shared by members of a culture about: what is good/bad and desirable/undesirable</text:p>
      <text:p text:style-name="P83">- have major influence on behavior and attitude </text:p>
      <text:list xml:id="list84130154200740" text:continue-numbering="true" text:style-name="WWNum20">
        <text:list-item>
          <text:p text:style-name="P52">Belief – something one accepts as true or real</text:p>
        </text:list-item>
      </text:list>
      <text:p text:style-name="P83">- firmly held opinion or conviction</text:p>
      <text:p text:style-name="P10">- may be based on tradition, faith, experience, scientific research, or a combination of such</text:p>
      <text:p text:style-name="Heading_20_4">SOCIAL DYNAMICS: SOCIAL, POLITICAL, AND CULTURAL CHANGE</text:p>
      <text:p text:style-name="Standard"/>
      <text:p text:style-name="P27">LESSON 2: THE SOCIAL SCIENCES: SOCIOLOGY, ANTHROPOLOGY, AND POLITICAL SCIENCE</text:p>
      <text:p text:style-name="Standard"/>
      <text:p text:style-name="Heading_20_3">THE SOCIAL AS DRIVER OF INTERACTION</text:p>
      <text:p text:style-name="Standard"/>
      <text:p text:style-name="P41"><draw:g text:anchor-type="paragraph" draw:z-index="23" draw:name="Image14" draw:style-name="gr5"><draw:g draw:style-name="gr6"><draw:custom-shape draw:name="Shape 7" draw:style-name="gr7" draw:text-style-name="P121" svg:width="6.8177in" svg:height="3.8559in" svg:x="-0.0689in" svg:y="0.4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8" draw:text-style-name="P122" svg:width="6.8177in" svg:height="0.1925in" svg:x="-0.0689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9" draw:text-style-name="P123" svg:width="5.8862in" svg:height="1.1185in" svg:x="0.272in" svg:y="0.661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9" draw:style-name="gr10" draw:text-style-name="P125" svg:width="5.7768in" svg:height="1.0087in" svg:x="0.3264in" svg:y="0.715in"><text:p text:style-name="P124"><text:span text:style-name="T12">By </text:span><text:span text:style-name="T13">MAPPING</text:span><text:span text:style-name="T12"> the </text:span><text:span text:style-name="T14">social</text:span><text:span text:style-name="T12"> </text:span><text:span text:style-name="T14">forces</text:span><text:span text:style-name="T12"> impinging on social actors as their lives ontersect in socie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1" draw:text-style-name="P122" svg:width="6.8177in" svg:height="0.1925in" svg:x="-0.0689in" svg:y="2.80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2" draw:text-style-name="P126" svg:width="5.835in" svg:height="1.0185in" svg:x="0.272in" svg:y="1.900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2" draw:style-name="gr13" draw:text-style-name="P125" svg:width="5.7358in" svg:height="0.9189in" svg:x="0.3213in" svg:y="1.95in"><text:p text:style-name="P124"><text:span text:style-name="T12">By </text:span><text:span text:style-name="T13">REHEARSING</text:span><text:span text:style-name="T12"> the </text:span><text:span text:style-name="T14">structures</text:span><text:span text:style-name="T12"> and </text:span><text:span text:style-name="T14">components</text:span><text:span text:style-name="T12"> of cultural practices and tradi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14" draw:text-style-name="P122" svg:width="6.8177in" svg:height="0.1925in" svg:x="-0.0689in" svg:y="3.84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15" draw:text-style-name="P127" svg:width="5.8453in" svg:height="1.0185in" svg:x="0.272in" svg:y="3.0409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5" draw:style-name="gr16" draw:text-style-name="P125" svg:width="5.7453in" svg:height="0.9189in" svg:x="0.3213in" svg:y="3.0902in"><text:p text:style-name="P124"><text:span text:style-name="T12">By </text:span><text:span text:style-name="T13">EXPOSING</text:span><text:span text:style-name="T12"> the </text:span><text:span text:style-name="T14">assymetrical</text:span><text:span text:style-name="T12"> </text:span><text:span text:style-name="T14">power</text:span><text:span text:style-name="T12"> </text:span><text:span text:style-name="T14">distributions</text:span><text:span text:style-name="T12"> among members of social communities and organiza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3 WAYS OF STUDYING THE SOCIETY</text:p>
      <text:p text:style-name="Standard"/>
      <text:p text:style-name="P2"><text:tab/></text:p>
      <text:p text:style-name="P3"><text:bookmark text:name="_gjdgxs"/></text:p>
      <text:p text:style-name="Standard"/>
      <text:p text:style-name="Standard"/>
      <text:p text:style-name="Standard"/>
      <text:p text:style-name="P4"><text:tab/></text:p>
      <text:p text:style-name="Standard"/>
      <text:p text:style-name="Standard"/>
      <text:p text:style-name="Standard"/>
      <text:p text:style-name="Standard"/>
      <text:p text:style-name="Standard"/>
      <text:p text:style-name="Standard"/>
      <text:list xml:id="list1569830564" text:style-name="WWNum1">
        <text:list-item>
          <text:p text:style-name="P38">SOCIOLOGY</text:p>
        </text:list-item>
      </text:list>
      <text:p text:style-name="Standard">- focuses on the ubiquity (or the “everywhere-ness”) of social forces in unlikely forms: sex, gender, religion, class, race, ethnicity, sexual orientation, and the like.</text:p>
      <text:p text:style-name="Standard"/>
      <text:list xml:id="list84131739984513" text:continue-list="list84130154200740" text:style-name="WWNum20">
        <text:list-item>
          <text:p text:style-name="P52">SOCIAL FORCES – any human-created way of doing things that influence, pressure, or force people to behave, interact with others, and think in certain ways</text:p>
        </text:list-item>
      </text:list>
      <text:p text:style-name="P12">- remote or impersonal</text:p>
      <text:p text:style-name="P12">- normally in the guise of rules, norms, expectations</text:p>
      <text:p text:style-name="P12">- characterize social actors’ social maps</text:p>
      <text:p text:style-name="P12"/>
      <text:list xml:id="list84131168809051" text:continue-numbering="true" text:style-name="WWNum20">
        <text:list-item>
          <text:p text:style-name="P52"><text:s/>SOCIAL MAP<text:tab/>– refers to a person’s specific economic and political location</text:p>
        </text:list-item>
      </text:list>
      <text:p text:style-name="P12">-- ASSUMPTION: a person’s coordinates in his/her social map determines <text:s text:c="103"/>his/her enduring opportunities and limitations in life. </text:p>
      <text:p text:style-name="P12">-- lock out many possibilities of social mobility</text:p>
      <text:p text:style-name="P12"><text:soft-page-break/></text:p>
      <text:list xml:id="list84130432673739" text:continue-numbering="true" text:style-name="WWNum20">
        <text:list-item>
          <text:p text:style-name="P52">C. WRIGHT MILLS (1959) – American social critic</text:p>
        </text:list-item>
      </text:list>
      <text:p text:style-name="P86"><text:s/>-- argued that individuals can still transcend the limitations posed by their respective social locations through social imagination</text:p>
      <text:list xml:id="list84131166782819" text:continue-numbering="true" text:style-name="WWNum20">
        <text:list-item>
          <text:p text:style-name="P52">SOCIOLOGICAL IMAGINATION – imagining the intersections of one’s life situations (individual biographies) and the events of one’s societies (history)</text:p>
        </text:list-item>
      </text:list>
      <text:p text:style-name="P15"/>
      <text:p text:style-name="Heading_20_5">A QUICK HISTORY OF SOCIOLOGY</text:p>
      <text:p text:style-name="Standard"/>
      <text:p text:style-name="Standard">SOCIOLOGY </text:p>
      <text:list xml:id="list84130545034031" text:continue-numbering="true" text:style-name="WWNum20">
        <text:list-item>
          <text:p text:style-name="P52">Born in EUROPE (esp. GEF – Germany, England, and France)</text:p>
        </text:list-item>
        <text:list-item>
          <text:p text:style-name="P43"><text:span text:style-name="T3">During the period of INDUSTRIAL REVOLUTION (late 18</text:span><text:span text:style-name="T7">th</text:span><text:span text:style-name="T3"> and 19</text:span><text:span text:style-name="T7">th</text:span><text:span text:style-name="T3"> centuries)</text:span></text:p>
        </text:list-item>
        <text:list-item>
          <text:p text:style-name="P52">FIRST SET OF SOCIOLOGISTS</text:p>
        </text:list-item>
      </text:list>
      <text:list xml:id="list2253282060" text:style-name="WWNum2">
        <text:list-item>
          <text:p text:style-name="P87"><text:span text:style-name="T3">August Comte (1798-1857) – </text:span><text:span text:style-name="T5">“Father of Sociology”</text:span></text:p>
        </text:list-item>
        <text:list-item>
          <text:p text:style-name="P89">Karl Marx (1818-1883)</text:p>
        </text:list-item>
        <text:list-item>
          <text:p text:style-name="P89">Emile Durkheim (1858-1977)</text:p>
        </text:list-item>
        <text:list-item>
          <text:p text:style-name="P89">Max Weber (1864-1920)</text:p>
        </text:list-item>
      </text:list>
      <text:list xml:id="list3417449989" text:style-name="WWNum4">
        <text:list-item>
          <text:p text:style-name="P53">Emile Durkheim</text:p>
        </text:list-item>
      </text:list>
      <text:p text:style-name="P17"><text:span text:style-name="T3">- introduced the concept of “</text:span><text:span text:style-name="T6">social fact” </text:span><text:span text:style-name="T3">aka </text:span><text:span text:style-name="T6">“social phenomenon” </text:span></text:p>
      <text:p text:style-name="P16"/>
      <text:p text:style-name="Heading_20_5">THEORETICAL PERSPECTIVES</text:p>
      <text:p text:style-name="Standard"/>
      <text:list xml:id="list84131410415680" text:continue-numbering="true" text:style-name="WWNum4">
        <text:list-item>
          <text:p text:style-name="P53">KARL MARX – “critical historical” perspective</text:p>
        </text:list-item>
        <text:list-item>
          <text:p text:style-name="P53">EMILE DURKHEIM and MAX WEBER – “The optimum health of the system is defined by the parts performing their assigned tasks and working in coordination with the other parts of the system.</text:p>
        </text:list-item>
      </text:list>
      <text:p text:style-name="P99"><text:s text:c="7"/>-- Functions –&gt; either latent (hidden) / manifest (obvious)</text:p>
      <text:p text:style-name="P100">(Deviance is seen as something functional as they endure despite the operation of social control)</text:p>
      <text:list xml:id="list429303075" text:style-name="WWNum6">
        <text:list-item>
          <text:p text:style-name="P54">CHARLES HORTON COOLEY, HERBET BLUMER, and GEORGE HERBERT MEAD</text:p>
        </text:list-item>
      </text:list>
      <text:p text:style-name="P10">- produced foundational principles of SYMBOLIC INTERACTIONISM</text:p>
      <text:p text:style-name="Standard"/>
      <text:list xml:id="list84131676280118" text:continue-list="list1569830564" text:style-name="WWNum1">
        <text:list-item>
          <text:p text:style-name="P38">ANTHROPOLOGY</text:p>
        </text:list-item>
      </text:list>
      <text:p text:style-name="P42">A science seeking to “uncover principles of behavior that apply to all human communities.”</text:p>
      <text:p text:style-name="P19">-(American Anthropological Association)</text:p>
      <text:list xml:id="list84131144783279" text:continue-list="list429303075" text:style-name="WWNum6">
        <text:list-item>
          <text:p text:style-name="P54">Instead of looking for a “universal culture”, anthropologists are looking for “culture universal”</text:p>
        </text:list-item>
      </text:list>
      <text:list xml:id="list1947943558" text:style-name="WWNum9">
        <text:list-item>
          <text:p text:style-name="P90">Universal Culture – cultural artifacts that appear the same or similar everywhere they are found</text:p>
        </text:list-item>
        <text:list-item>
          <text:p text:style-name="P95">Culture Universal – patterns of similarity with an array of differences</text:p>
        </text:list-item>
      </text:list>
      <text:p text:style-name="Standard">^ FAITHFUL TO THE PRINCIPLE OF “EQUAL BUT DIFFERENT”</text:p>
      <text:list xml:id="list84130643363149" text:continue-list="list84131144783279" text:style-name="WWNum6">
        <text:list-item>
          <text:p text:style-name="P54"><text:soft-page-break/>AS A SOCIAL SCIENCE: FOCUSES ON HUMAN DIVERSITY AROUND THE WORLD</text:p>
        </text:list-item>
      </text:list>
      <text:p text:style-name="P15"/>
      <text:p text:style-name="Heading_20_5">THE SOCIAL IN THE GUISE OF INEQUALITY</text:p>
      <text:p text:style-name="Standard"/>
      <text:list xml:id="list84131606029216" text:continue-numbering="true" text:style-name="WWNum6">
        <text:list-item>
          <text:p text:style-name="P54">SOCIAL DIVERSITY – social inequality/stratification (as referred to by sociology) </text:p>
        </text:list-item>
        <text:list-item>
          <text:p text:style-name="P54">SOCIAL INEQUALITY – occurs when resources in a given society are distributed unevenly</text:p>
        </text:list-item>
      </text:list>
      <text:p text:style-name="P12"><text:s text:c="7"/>-- normally the end of social diversity</text:p>
      <text:p text:style-name="P12"/>
      <text:p text:style-name="P13"/>
      <text:list xml:id="list84131352172995" text:continue-list="list84131676280118" text:style-name="WWNum1">
        <text:list-item>
          <text:p text:style-name="P37">POLITICAL SCIENCE</text:p>
        </text:list-item>
      </text:list>
      <text:p text:style-name="P14">-<text:span text:style-name="T9">systematic study of government and politics</text:span></text:p>
      <text:list xml:id="list2087325582" text:style-name="WWNum10">
        <text:list-item>
          <text:p text:style-name="P55">Includes the study of political philosophy, ethics, international relations, foreign policy, public administration and the dynamic relations between diff. parts of the gov’t.</text:p>
        </text:list-item>
      </text:list>
      <text:p text:style-name="P18"/>
      <text:list xml:id="list84131637729203" text:continue-numbering="true" text:style-name="WWNum10">
        <text:list-item>
          <text:p text:style-name="P55">POLTICAL RELATIONS – forms of interaction mediated by the use and deployment of authority and political influence</text:p>
        </text:list-item>
        <text:list-item>
          <text:p text:style-name="P55">SOCIAL CHANGE – changes that take place in human interactions and interrelations</text:p>
        </text:list-item>
      </text:list>
      <text:p text:style-name="P15"/>
      <text:p text:style-name="Standard"/>
      <text:list xml:id="list3638064361" text:style-name="WWNum7">
        <text:list-item>
          <text:p text:style-name="P101"/>
        </text:list-item>
      </text:list>
      <text:p text:style-name="P26">CHAPTER II – CULTURE AND SOCIETY: THE PERSPECTIVES OF ANTHROPOLOGY AND SOCIOLOGY</text:p>
      <text:p text:style-name="Standard"/>
      <text:p text:style-name="Heading_20_2">LESSON 1: THE INTERPRETIVE DYNAMIC OF SOCIETY</text:p>
      <text:p text:style-name="Standard"/>
      <text:p text:style-name="Heading_20_3">SOCIETY AS A CONCEPT</text:p>
      <text:p text:style-name="Standard"><text:tab/><text:tab/>- represents an ideal type, which more or less depicts the form, process, and dynamics of the social reality it embodies</text:p>
      <text:p text:style-name="Standard">- Its durability as a concept is made possible by its currency.</text:p>
      <text:p text:style-name="Heading_20_3">SOCIETY AS A FACTICITY</text:p>
      <text:p text:style-name="Standard"/>
      <text:list xml:id="list84132153846114" text:continue-list="list84131637729203" text:style-name="WWNum10">
        <text:list-item>
          <text:p text:style-name="P55">SOCIETY – defined as constituting a fairly large number of people who are living in the same territory</text:p>
        </text:list-item>
        <text:list-item>
          <text:p text:style-name="P55">Society only exists if there are people interacting &amp; their interactions constitute the process that defines society</text:p>
        </text:list-item>
        <text:list-item>
          <text:p text:style-name="P74">SOCIAL FORCES and SOCIAL FACTS – mechanics of operation of society as a factual entity</text:p>
        </text:list-item>
      </text:list>
      <text:p text:style-name="Heading_20_3">WHAT MAKES SOCIETY POSSIBLE: THREE THEORETICAL PESPECTIVES</text:p>
      <text:p text:style-name="P1"/>
      <text:p text:style-name="P1">3 CLASSICAL THEORIES OF THE ORIGIN OF SOCIETY</text:p>
      <text:p text:style-name="Standard"><draw:g text:anchor-type="paragraph" draw:z-index="22" draw:name="Image15" draw:style-name="gr5"><draw:g draw:style-name="gr6"><draw:custom-shape draw:name="Shape 7" draw:style-name="gr17" draw:text-style-name="P121" svg:width="5.2276in" svg:height="2.2724in" svg:x="0.5693in" svg:y="0.04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8" draw:text-style-name="P128" svg:width="3.4768in" svg:height="0.6307in" draw:transform="rotate (-3.14159265358979) translate (5.07916666666667in 0.674305555555555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Shape 9" draw:style-name="gr19" draw:text-style-name="P130" svg:width="3.3185in" svg:height="0.6307in" svg:x="1.7602in" svg:y="0.0433in"><text:p text:style-name="P129"><text:span text:style-name="T15">STRUCTURAL FUNCT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20" draw:text-style-name="P131" svg:width="0.6307in" svg:height="0.6307in" svg:x="1.2866in" svg:y="0.043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 draw:style-name="gr21" draw:text-style-name="P132" svg:width="3.4768in" svg:height="0.6315in" draw:transform="rotate (-3.14159265358979) translate (5.07916666666667in 1.49375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Shape 12" draw:style-name="gr22" draw:text-style-name="P130" svg:width="3.3185in" svg:height="0.6315in" svg:x="1.7602in" svg:y="0.8626in"><text:p text:style-name="P129"><text:span text:style-name="T15">CONFLICT THEOR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23" draw:text-style-name="P133" svg:width="0.6307in" svg:height="0.6315in" svg:x="1.2866in" svg:y="0.862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4" draw:style-name="gr24" draw:text-style-name="P134" svg:width="3.4768in" svg:height="0.6307in" draw:transform="rotate (-3.14159265358979) translate (5.07916666666667in 2.31319444444444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custom-shape draw:name="Shape 15" draw:style-name="gr19" draw:text-style-name="P130" svg:width="3.3185in" svg:height="0.6307in" svg:x="1.7602in" svg:y="1.6827in"><text:p text:style-name="P129"><text:span text:style-name="T15">SYMBOLIC INTERACTIONIS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25" draw:text-style-name="P135" svg:width="0.6307in" svg:height="0.6307in" svg:x="1.2866in" svg:y="1.6827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draw:custom-shape text:anchor-type="paragraph" draw:z-index="21" draw:name="Image16" draw:style-name="gr26" draw:text-style-name="P119" svg:width="0.5224in" svg:height="0.6587in" svg:x="1.361in" svg:y="0.0083in"><text:p text:style-name="P3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20" draw:name="Image17" draw:style-name="gr26" draw:text-style-name="P119" svg:width="0.5224in" svg:height="0.6587in" svg:x="1.3335in" svg:y="0.189in"><text:p text:style-name="P3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5"><draw:custom-shape text:anchor-type="paragraph" draw:z-index="19" draw:name="Image18" draw:style-name="gr26" draw:text-style-name="P119" svg:width="0.5224in" svg:height="0.6587in" svg:x="1.361in" svg:y="0.0638in"><text:p text:style-name="P3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Heading_20_5"/>
      <text:p text:style-name="Heading_20_4"><text:tab/>STRUCTURAL FUNCTIONALISM AND SOCIAL ORDER</text:p>
      <text:p text:style-name="Standard"/>
      <text:list xml:id="list2500576976" text:style-name="WWNum12">
        <text:list-item>
          <text:p text:style-name="P56">STRUCTURAL FUNCTIONAL SCHOOL OF THOUGHT – argues that society is made possible by cooperation and interdependence</text:p>
        </text:list-item>
        <text:list-item>
          <text:p text:style-name="P44"><text:soft-page-break/><text:span text:style-name="T3">Views </text:span><text:span text:style-name="T4">society</text:span><text:span text:style-name="T3"> as </text:span><text:span text:style-name="T4">a system with parts</text:span><text:span text:style-name="T3">, and these </text:span><text:span text:style-name="T4">parts</text:span><text:span text:style-name="T3"> </text:span><text:span text:style-name="T4">have</text:span><text:span text:style-name="T3"> their respective </text:span><text:span text:style-name="T4">functions</text:span><text:span text:style-name="T3"> to perform</text:span></text:p>
        </text:list-item>
      </text:list>
      <text:p text:style-name="P15"/>
      <text:p text:style-name="Heading_20_4">CONFLICT THEORY and CONFLICT</text:p>
      <text:p text:style-name="Standard"/>
      <text:list xml:id="list624957498" text:style-name="WWNum8">
        <text:list-item>
          <text:p text:style-name="P57">SEES SOCIETY AS AN ARENA</text:p>
        </text:list-item>
        <text:list-item>
          <text:p text:style-name="P57">Social Actors – GLADIATORS fighting for their lives</text:p>
        </text:list-item>
        <text:list-item>
          <text:p text:style-name="P45"><text:span text:style-name="T3">Rather than emphasizing </text:span><text:span text:style-name="T6">competition</text:span><text:span text:style-name="T3">, this view sees conflict as something </text:span><text:span text:style-name="T6">positive </text:span><text:span text:style-name="T3">and </text:span><text:span text:style-name="T6">advantageous</text:span></text:p>
        </text:list-item>
        <text:list-item>
          <text:p text:style-name="P57">Makes change and dynamism possible</text:p>
        </text:list-item>
        <text:list-item>
          <text:p text:style-name="P57">“Conflict brings about a new set of relations and interactions.</text:p>
        </text:list-item>
        <text:list-item>
          <text:p text:style-name="P57">Invokes social processes rather than functions and interdependence</text:p>
        </text:list-item>
      </text:list>
      <text:p text:style-name="P15"/>
      <text:p text:style-name="Heading_20_4">SYMBOLIC INTERACTIONISM and MEANING MAKING</text:p>
      <text:p text:style-name="Standard"/>
      <text:list xml:id="list2493225477" text:style-name="WWNum11">
        <text:list-item>
          <text:p text:style-name="P58">Explores the issues of meaning-making</text:p>
        </text:list-item>
        <text:list-item>
          <text:p text:style-name="P58">Meaning – basis of actions towards or against specific elements of the environment</text:p>
        </text:list-item>
        <text:list-item>
          <text:p text:style-name="P58">SYMBOLS and MEANINGS make society possible</text:p>
        </text:list-item>
      </text:list>
      <text:p text:style-name="P15"/>
      <text:p text:style-name="Heading_20_3">RULES: INVISIBLE HAND OF SOCIETY</text:p>
      <text:p text:style-name="Standard"/>
      <text:list xml:id="list2346062582" text:style-name="WWNum13">
        <text:list-item>
          <text:p text:style-name="P96">RULES – guides in the performance of roles and in everyday actions and interactions</text:p>
        </text:list-item>
      </text:list>
      <text:p text:style-name="Standard"><text:s text:c="41"/>-- provide order in a system</text:p>
      <text:list xml:id="list84130848167678" text:continue-numbering="true" text:style-name="WWNum13">
        <text:list-item>
          <text:p text:style-name="P88"><text:span text:style-name="T3">There are </text:span><text:span text:style-name="T4">SEEN </text:span><text:span text:style-name="T3">and </text:span><text:span text:style-name="T4">UNSEEN </text:span><text:span text:style-name="T3">rules</text:span></text:p>
        </text:list-item>
      </text:list>
      <text:p text:style-name="P9"/>
      <text:p text:style-name="Heading_20_3">CULTURE AS A CONCEPT</text:p>
      <text:p text:style-name="Standard"/>
      <text:list xml:id="list84131110375520" text:continue-numbering="true" text:style-name="WWNum13">
        <text:list-item>
          <text:p text:style-name="P88"><text:span text:style-name="T4">Culture</text:span><text:span text:style-name="T3"> - is that complex whole which includes knowledge, belief, morals, law, custom, and any other capabilities and habits acquired by man as a member of society.” (E.B. Tylor)</text:span></text:p>
        </text:list-item>
      </text:list>
      <text:p text:style-name="P11"><text:span text:style-name="T3">- “the way of life, especially the general customs and beliefs, of a particular group of people at a particular time.” (</text:span><text:span text:style-name="T6">Cambridge English Dictionary)</text:span></text:p>
      <text:p text:style-name="P12"><text:s/></text:p>
      <text:list xml:id="list84132034029267" text:continue-numbering="true" text:style-name="WWNum13">
        <text:list-item>
          <text:p text:style-name="P91">As a COUNT NOUN: CULTURE is the set of customs, traditions and values of a society or community</text:p>
        </text:list-item>
      </text:list>
      <text:p text:style-name="P10"/>
      <text:p text:style-name="Heading_20_3">CULTURE AND SOCIETY</text:p>
      <text:p text:style-name="Standard"/>
      <text:p text:style-name="Standard"><text:soft-page-break/>“A society is an organized group of individuals. A culture is an organized group of learned responses. The individual is a living organism capable of independent thought, feeling, and action, but his independence is limited and all his resources are profoundly modified by contact with the society and culture in which he develops.” – Ralph Linton</text:p>
      <text:list xml:id="list84131190983368" text:continue-numbering="true" text:style-name="WWNum13">
        <text:list-item>
          <text:p text:style-name="P91">SOCIETY CANNOT EXIST APART FROM CULTURE</text:p>
        </text:list-item>
        <text:list-item>
          <text:p text:style-name="P91">PEOPLE ARE NOT CULTURE, THEY ONLY CARRY AND TRANSMIT IT</text:p>
        </text:list-item>
        <text:list-item>
          <text:p text:style-name="P91">THEY ARE INTERDEPENDENT TO EACH OTHER</text:p>
        </text:list-item>
        <text:list-item>
          <text:p text:style-name="P96">THEIR RELATIONSHIP AS A WHOLE IS MORE IMPORTANT THAN THEM AS INDIVIDUAL COMPONENT PARTS</text:p>
        </text:list-item>
      </text:list>
      <text:p text:style-name="Heading_20_2">LESSON 2: ASPECTS OF CULTURE</text:p>
      <text:p text:style-name="Standard"/>
      <text:p text:style-name="Heading_20_3">THE COMPLEXITY OF CULTURE</text:p>
      <text:p text:style-name="Standard"/>
      <text:list xml:id="list2040426202" text:style-name="WWNum15">
        <text:list-item>
          <text:p text:style-name="P75">Culture as a “complex whole” cannot be simply broken down into a set off attributes.</text:p>
        </text:list-item>
      </text:list>
      <text:p text:style-name="Heading_20_3">THE WHAT, HOW and WHY of CULTURE</text:p>
      <text:p text:style-name="Standard"/>
      <text:list xml:id="list84131316476881" text:continue-numbering="true" text:style-name="WWNum15">
        <text:list-item>
          <text:p text:style-name="P75">Sources of change, whether internal or external, simulate the generic processes of culture formation.</text:p>
        </text:list-item>
      </text:list>
      <text:p text:style-name="Heading_20_3">ENCULTURATION and THIRD CULTURE SHOCK</text:p>
      <text:p text:style-name="Standard"/>
      <text:list xml:id="list84130401346103" text:continue-numbering="true" text:style-name="WWNum15">
        <text:list-item>
          <text:p text:style-name="P59">ENCULTURATION – refers to the gradual acquisition of the characteristics and norms of a culture or group by a person, another culture, etc.</text:p>
        </text:list-item>
      </text:list>
      <text:p text:style-name="P12"><text:s text:c="3"/>-- starts with actual exposure to another culture</text:p>
      <text:p text:style-name="P12"><text:s text:c="3"/>-- the duration and extent of exposure account for the quality of the resulting enculturation </text:p>
      <text:p text:style-name="P12"/>
      <text:list xml:id="list84131769093216" text:continue-numbering="true" text:style-name="WWNum15">
        <text:list-item>
          <text:p text:style-name="P59">THIRD CULTURE SHOCK – shock created by a person’s birth culture as a product of his/her enculturation in the second culture</text:p>
        </text:list-item>
      </text:list>
      <text:p text:style-name="P15"/>
      <text:p text:style-name="Heading_20_3">ASPECTS OF CULTURE</text:p>
      <text:p text:style-name="Standard"/>
      <text:list xml:id="list84131723425741" text:continue-numbering="true" text:style-name="WWNum15">
        <text:list-item>
          <text:p text:style-name="P59">E.B. TAYLOR – English anthropologist</text:p>
        </text:list-item>
      </text:list>
      <text:p text:style-name="P17"><text:span text:style-name="T3"><text:s text:c="23"/>-- first to coin the term ‘culture’ (in 18</text:span><text:span text:style-name="T7">th</text:span><text:span text:style-name="T3"> Century)</text:span></text:p>
      <text:list xml:id="list84130574782344" text:continue-numbering="true" text:style-name="WWNum15">
        <text:list-item>
          <text:p text:style-name="P59">Culture includes all that man acquires in his social life.</text:p>
        </text:list-item>
      </text:list>
      <text:p text:style-name="P15"/>
      <text:p text:style-name="Heading_20_3">DEFINITIONS OF CULTURE</text:p>
      <text:p text:style-name="Standard"/>
      <text:list xml:id="list84130883927168" text:continue-numbering="true" text:style-name="WWNum15">
        <text:list-item>
          <text:p text:style-name="P59"><text:soft-page-break/>B. Malinowski - “the handwork of man and the medium through which he achieves his ends”</text:p>
        </text:list-item>
        <text:list-item>
          <text:p text:style-name="P59">R. Redfield – “an organized body of conventional understandings manifest in art which persisting through tradition, characterizes a human group.”</text:p>
        </text:list-item>
        <text:list-item>
          <text:p text:style-name="P59">V. de Robert – “the body of thought and knowledge, both theoretical and practical, which only man can possess”</text:p>
        </text:list-item>
        <text:list-item>
          <text:p text:style-name="P75">E.B. Taylor – “is that complex whole which includes knowledge, belief, morals, law, custom, and any other capabilities and habits acquired by man as a member of society.”</text:p>
        </text:list-item>
      </text:list>
      <text:p text:style-name="Heading_20_3">CHARACTERISTICS OF CULTURE</text:p>
      <text:p text:style-name="Standard"/>
      <text:p text:style-name="Standard">“A culture is a historically derived system of explicit and implicit designs for living, which tends to be shared by all or specially designed members of a group.” – Kluckhohn and Kelly</text:p>
      <text:list xml:id="list84131661870126" text:continue-numbering="true" text:style-name="WWNum15">
        <text:list-item>
          <text:p text:style-name="P59">EXPLICIT CULTURE – refers to similarities in words and actions which can be directly observed</text:p>
        </text:list-item>
        <text:list-item>
          <text:p text:style-name="P59">IMPLICIT CULTURE – exists in abstract forms which are not quite obvious</text:p>
        </text:list-item>
      </text:list>
      <text:p text:style-name="P18"/>
      <text:list xml:id="list84131098913461" text:continue-numbering="true" text:style-name="WWNum15">
        <text:list-item>
          <text:p text:style-name="P59">CULTURE AS A SYSTEM: </text:p>
        </text:list-item>
      </text:list>
      <text:list xml:id="list72724651" text:style-name="WWNum17">
        <text:list-item>
          <text:p text:style-name="P92">Super-organic – culture is something superior to nature</text:p>
        </text:list-item>
        <text:list-item>
          <text:p text:style-name="P92">Integrated</text:p>
        </text:list-item>
        <text:list-item>
          <text:p text:style-name="P97">Pervasive</text:p>
        </text:list-item>
      </text:list>
      <text:p text:style-name="Standard">“A culture, like an individual, is a more or less consistent pattern of thought and action.” – Ruth Benedict</text:p>
      <text:list xml:id="list599821745" text:style-name="WWNum31">
        <text:list-item>
          <text:p text:style-name="P60">Culture is SOCIAL because it is a PRODUCT of BEHAVIOR.</text:p>
        </text:list-item>
        <text:list-item>
          <text:p text:style-name="P60">Culture VARIES from society to society.</text:p>
        </text:list-item>
        <text:list-item>
          <text:p text:style-name="P60">Culture is SHARED.</text:p>
        </text:list-item>
        <text:list-item>
          <text:p text:style-name="P60">Culture is LEARNED.</text:p>
        </text:list-item>
        <text:list-item>
          <text:p text:style-name="P60">Culture is TRANSMITTED among MEMBERS of society.</text:p>
        </text:list-item>
        <text:list-item>
          <text:p text:style-name="P60">Culture is CONTINUOUS and CUMULATIVE.</text:p>
        </text:list-item>
        <text:list-item>
          <text:p text:style-name="P60">Culture is GRATIFYING and IDEALISTIC.</text:p>
        </text:list-item>
      </text:list>
      <text:p text:style-name="P15"/>
      <text:p text:style-name="Heading_20_3">FUNCTIONS OF CULTURE</text:p>
      <text:p text:style-name="Standard"/>
      <text:list xml:id="list1315198583" text:style-name="WWNum32">
        <text:list-item>
          <text:p text:style-name="P61">Culture defines SITUATIONS.</text:p>
        </text:list-item>
        <text:list-item>
          <text:p text:style-name="P61">Culture defines ATTITUDES, VALUES, and GOALS.</text:p>
        </text:list-item>
        <text:list-item>
          <text:p text:style-name="P61">Culture defines MYTHS, LEGENDS, and the SUPERNATURAL.</text:p>
        </text:list-item>
        <text:list-item>
          <text:p text:style-name="P76">Culture provides BEHAVIOR PATTERNS.</text:p>
        </text:list-item>
      </text:list>
      <text:p text:style-name="Heading_20_3">ETHNOCENTRISM</text:p>
      <text:p text:style-name="Standard"/>
      <text:list xml:id="list2461362188" text:style-name="WWNum33">
        <text:list-item>
          <text:p text:style-name="P46"><text:span text:style-name="T6">“ethno”</text:span><text:span text:style-name="T3"> – (Greek) people, nation or cultural grouping</text:span></text:p>
        </text:list-item>
        <text:list-item>
          <text:p text:style-name="P46"><text:span text:style-name="T6">“centric” </text:span><text:span text:style-name="T3">– (Latin) center</text:span></text:p>
        </text:list-item>
      </text:list>
      <text:p text:style-name="P18"/>
      <text:list xml:id="list84131138712386" text:continue-numbering="true" text:style-name="WWNum33">
        <text:list-item>
          <text:p text:style-name="P62"><text:soft-page-break/>ETHNOCENTRISM – refers to the tendency of each society to place its own culture patterns at <text:s text:c="7"/>the center of things.</text:p>
        </text:list-item>
      </text:list>
      <text:p text:style-name="P102">-- practice of comparing other cultural practices with those of one’s own and <text:s text:c="24"/>automatically finding those cultural practices to be inferior.</text:p>
      <text:p text:style-name="P102">-- a universal human reaction found in all known societies, groups and <text:s text:c="3"/>practically in all individuals</text:p>
      <text:p text:style-name="P20"/>
      <text:p text:style-name="Heading_20_3">FUNCTIONS OF ETHNOCENTRISM</text:p>
      <text:p text:style-name="Standard"/>
      <text:p text:style-name="Standard">PROS:</text:p>
      <text:list xml:id="list3493946739" text:style-name="WWNum34">
        <text:list-item>
          <text:p text:style-name="P63">Encourages the solidarity of a group</text:p>
        </text:list-item>
        <text:list-item>
          <text:p text:style-name="P77">Promotes continuance of status quo</text:p>
        </text:list-item>
      </text:list>
      <text:p text:style-name="Standard"/>
      <text:p text:style-name="Standard">CONS:</text:p>
      <text:list xml:id="list445179916" text:style-name="WWNum35">
        <text:list-item>
          <text:p text:style-name="P64">Discourages change</text:p>
        </text:list-item>
        <text:list-item>
          <text:p text:style-name="P64">Hinders understanding/cooperation between groups</text:p>
        </text:list-item>
        <text:list-item>
          <text:p text:style-name="P64">Extreme ethnocentrism is likely to promote conflict</text:p>
        </text:list-item>
        <text:list-item>
          <text:p text:style-name="P64">Conflict of course often leads to social change</text:p>
        </text:list-item>
      </text:list>
      <text:p text:style-name="P18">-&gt; ethnocentrism becomes a vehicle for promotion of social change</text:p>
      <text:p text:style-name="P15"/>
      <text:p text:style-name="Heading_20_3">CULTURAL RELATIVISM</text:p>
      <text:p text:style-name="Standard">- the idea that all norms, beliefs, and values are dependent on their cultural context and should be treated as such</text:p>
      <text:p text:style-name="Standard"/>
      <text:list xml:id="list419764260" text:style-name="WWNum25">
        <text:list-item>
          <text:p text:style-name="P47"><text:span text:style-name="T3">KEY COMPONENT: concept that </text:span><text:span text:style-name="T4">nobody</text:span><text:span text:style-name="T3"> comes from a </text:span><text:span text:style-name="T4">neutral</text:span><text:span text:style-name="T3"> position</text:span></text:p>
        </text:list-item>
        <text:list-item>
          <text:p text:style-name="P65">Also a research method</text:p>
        </text:list-item>
        <text:list-item>
          <text:p text:style-name="P65">CENTRAL POINT: in a particular cultural setting, certain traits are right because they work well in that setting while other traits are wrong because they would clash with parts of that culture/setting</text:p>
        </text:list-item>
        <text:list-item>
          <text:p text:style-name="P65">TWO COMPLEMENTARY REASONS FOR THE APPRECIATION OF OTHER CULTURES</text:p>
        </text:list-item>
      </text:list>
      <text:list xml:id="list3529862597" text:style-name="WWNum26">
        <text:list-item>
          <text:p text:style-name="P106">Acquisition of sufficient knowledge about the culture n question</text:p>
        </text:list-item>
        <text:list-item>
          <text:p text:style-name="P108">Direct exposure to other cultures</text:p>
        </text:list-item>
      </text:list>
      <text:p text:style-name="Standard"/>
      <text:p text:style-name="Heading_20_3">XENOCENTRISM and XENOPHOBIA</text:p>
      <text:p text:style-name="Standard"/>
      <text:list xml:id="list1146111191" text:style-name="WWNum27">
        <text:list-item>
          <text:p text:style-name="P78">XENOCENTRISM – a preference for the foreign</text:p>
        </text:list-item>
      </text:list>
      <text:p text:style-name="P14"><text:s/>-- exact <text:span text:style-name="T1">opposite </text:span>of <text:span text:style-name="T1">ethnocentrism</text:span></text:p>
      <text:list xml:id="list84131993775016" text:continue-numbering="true" text:style-name="WWNum27">
        <text:list-item>
          <text:p text:style-name="P78"><text:soft-page-break/>XENOPHOBIA – fear or what is perceived as foreign/strange</text:p>
        </text:list-item>
      </text:list>
      <text:p text:style-name="Standard"/>
      <text:p text:style-name="Heading_20_3">CULTURE AS HERITAGE</text:p>
      <text:p text:style-name="Standard"/>
      <text:list xml:id="list84132192990431" text:continue-numbering="true" text:style-name="WWNum27">
        <text:list-item>
          <text:p text:style-name="P48"><text:span text:style-name="T3">Cultures have </text:span><text:span text:style-name="T4">tangible </text:span><text:span text:style-name="T3">(seen) and </text:span><text:span text:style-name="T4">intangible </text:span><text:span text:style-name="T3">(nonmaterial) components.</text:span></text:p>
        </text:list-item>
        <text:list-item>
          <text:p text:style-name="P48"><text:span text:style-name="T3">Cultural artifacts both tangible and intangible may become “</text:span><text:span text:style-name="T4">heritage</text:span><text:span text:style-name="T3"> </text:span><text:span text:style-name="T4">objects</text:span><text:span text:style-name="T3">”</text:span></text:p>
        </text:list-item>
      </text:list>
      <text:p text:style-name="P18">by:</text:p>
      <text:list xml:id="list2019044041" text:style-name="WWNum28">
        <text:list-item>
          <text:p text:style-name="P107">Sheer age</text:p>
        </text:list-item>
        <text:list-item>
          <text:p text:style-name="P109">Association with momentous historical events and noteworthy personalities</text:p>
        </text:list-item>
      </text:list>
      <text:p text:style-name="Heading_20_1">CHAPTER III – LOOKING BACK AT THE HUMAN BIOCULTURAL AND SOCIAL EVOLUTION</text:p>
      <text:p text:style-name="Standard"/>
      <text:p text:style-name="Heading_20_2">INTRODUCTION</text:p>
      <text:p text:style-name="Standard"/>
      <text:p text:style-name="Standard">ORIGIN OF MODERN HUMANS CAN BE EXPLAINED BY:</text:p>
      <text:list xml:id="list2052586824" text:style-name="WWNum29">
        <text:list-item>
          <text:p text:style-name="P49"><text:span text:style-name="T3">Biological evolution – explains the physical transformation of modern humans from hominids into thinking modern humans of </text:span><text:span text:style-name="T6">Homo sapiens sapiens</text:span></text:p>
        </text:list-item>
        <text:list-item>
          <text:p text:style-name="P66">Social evolution</text:p>
        </text:list-item>
        <text:list-item>
          <text:p text:style-name="P66">Cultural evolution – also included social and political evolution of modern man</text:p>
        </text:list-item>
      </text:list>
      <text:p text:style-name="P15"/>
      <text:p text:style-name="Heading_20_2">LESSON 1: BIOLOGICAL and CULTURAL EVOLUTION: FROM AUSTRALOPITHECUS TO HOMO SAPIENS</text:p>
      <text:p text:style-name="Standard"/>
      <text:p text:style-name="Heading_20_3">BIOLOGICAL and CULTURAL EVOLUTION</text:p>
      <text:p text:style-name="Standard"/>
      <text:list xml:id="list29834825" text:style-name="WWNum30">
        <text:list-item>
          <text:p text:style-name="P67">Cultural evolution / Sociocultural evolution – refers to the changes or development in cultures <text:s text:c="11"/>from a simple form to a more complex form of human culture.</text:p>
        </text:list-item>
      </text:list>
      <text:p text:style-name="P21">- result of human adaptation to diff. factors (like climatic <text:s text:c="2"/>changes and population increase)</text:p>
      <text:p text:style-name="P21"/>
      <text:list xml:id="list84132005410126" text:continue-numbering="true" text:style-name="WWNum30">
        <text:list-item>
          <text:p text:style-name="P67">Biological evolution – refers to the changes, modifications, and variations in the genetics and inherited traits of biological populations from one generation to another.</text:p>
        </text:list-item>
      </text:list>
      <text:p text:style-name="P12"><text:s text:c="7"/>- <text:s/>based on the theory of evolution, introduced by Charles Darwin</text:p>
      <text:p text:style-name="P12"/>
      <text:list xml:id="list2250986813" text:style-name="WWNum21">
        <text:list-item>
          <text:p text:style-name="P98">Charles Darwin – famous English naturalist and geologist</text:p>
        </text:list-item>
      </text:list>
      <text:p text:style-name="P14"><text:s text:c="13"/>-- <text:span text:style-name="T9">On the Origin of Species by Means of Natural Selection</text:span> </text:p>
      <text:p text:style-name="P14"><text:soft-page-break/><text:s text:c="13"/>-- NATURAL SELECTION – reason for the occurrence of evolution</text:p>
      <table:table table:name="Table1" table:style-name="Table1">
        <table:table-column table:style-name="Table1.A" table:number-columns-repeated="2"/>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VARIATION</text:p>
          </table:table-cell>
          <table:table-cell table:style-name="Table1.A1" office:value-type="string">
            <text:p text:style-name="Standard">Every specie is made up of a variety of individuals wherein some are better adapted to their environments compared to others.</text:p>
          </table:table-cell>
        </table:table-row>
        <table:table-row table:style-name="Table1.1">
          <table:table-cell table:style-name="Table1.A1" office:value-type="string">
            <text:p text:style-name="Standard">HERITABILITY</text:p>
          </table:table-cell>
          <table:table-cell table:style-name="Table1.A1" office:value-type="string">
            <text:p text:style-name="Standard">Organisms produce progeny with different sets of traits that can be inherited.</text:p>
          </table:table-cell>
        </table:table-row>
        <table:table-row table:style-name="Table1.2">
          <table:table-cell table:style-name="Table1.A1" office:value-type="string">
            <text:p text:style-name="Standard">DIFFERENT REPRODUCTIVE SUCCESS</text:p>
          </table:table-cell>
          <table:table-cell table:style-name="Table1.A1" office:value-type="string">
            <text:p text:style-name="Standard">Organisms most suitable to their environments will survive and transfer these variations to their offspring in subsequent generations.</text:p>
          </table:table-cell>
        </table:table-row>
      </table:table>
      <text:p text:style-name="P14"/>
      <text:p text:style-name="Heading_20_3">FROM HOMINIDS TO HOMO SAPIENS SAPIENS: THE BIOLOGICAL AND CULTURAL EVOLUTION OF MODERN HUMANS</text:p>
      <text:p text:style-name="Standard"/>
      <text:list xml:id="list84132020714076" text:continue-list="list84132005410126" text:style-name="WWNum30">
        <text:list-item>
          <text:p text:style-name="P67">FOSSILS – refer to the human, plant and animal remains that have been preserved through time</text:p>
        </text:list-item>
        <text:list-item>
          <text:p text:style-name="P67">ARTIFACTS – refer to objects that were made and used by humans.</text:p>
        </text:list-item>
        <text:list-item>
          <text:p text:style-name="P79"><draw:custom-shape text:anchor-type="paragraph" draw:z-index="17" draw:name="Image20" draw:style-name="gr28" draw:text-style-name="P120" svg:width="1.7921in" svg:height="0.6024in" svg:x="5.5835in" svg:y="2.8972in"><text:p text:style-name="P33"><text:span text:style-name="T2">PREHUMAN STAGE OF EVOLU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Image22" draw:style-name="gr28" draw:text-style-name="P120" svg:width="1.7921in" svg:height="0.6024in" svg:x="5.5835in" svg:y="5.9807in"><text:p text:style-name="P33"><text:span text:style-name="T2">HUMAN STAGE OF EVOLU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Image19" draw:style-name="gr27" draw:text-style-name="P119" svg:width="0.6669in" svg:height="4.8567in" svg:x="4.8055in" svg:y="0.7362in"><text:p text:style-name="P35"/><draw:enhanced-geometry draw:mirror-horizontal="false" draw:mirror-vertical="false" svg:viewBox="0 0 0 0" draw:text-areas="0 ?f15 ?f14 ?f16" draw:type="ooxml-rightBrace" draw:modifiers="0 49802"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range-y-maximum="?f5" draw:handle-position="?f17 ?f7" draw:handle-range-y-minimum="0"/><draw:handle draw:handle-range-y-maximum="100000" draw:handle-position="?f18 ?f8" draw:handle-range-y-minimum="0"/></draw:enhanced-geometry></draw:custom-shape><draw:custom-shape text:anchor-type="paragraph" draw:z-index="16" draw:name="Image21" draw:style-name="gr29" draw:text-style-name="P119" svg:width="0.7295in" svg:height="1.2087in" svg:x="4.7638in" svg:y="5.611in"><text:p text:style-name="P35"/><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range-y-maximum="?f5" draw:handle-position="?f17 ?f7" draw:handle-range-y-minimum="0"/><draw:handle draw:handle-range-y-maximum="100000" draw:handle-position="?f18 ?f8" draw:handle-range-y-minimum="0"/></draw:enhanced-geometry></draw:custom-shape>HOMINID – general term used by scientists to categorize the group of early humans and other humanlike creatures that can walk erect during the prehistoric times</text:p>
        </text:list-item>
      </text:list>
      <table:table table:name="Table2" table:style-name="Table2">
        <table:table-column table:style-name="Table2.A" table:number-columns-repeated="2"/>
        <table:table-row table:style-name="Table2.1">
          <table:table-cell table:style-name="Table2.A1" office:value-type="string">
            <text:p text:style-name="P111">4 CATEGORIES OF HOMINIDS</text:p>
          </table:table-cell>
          <table:table-cell table:style-name="Table2.A1" office:value-type="string">
            <text:p text:style-name="P22"/>
          </table:table-cell>
        </table:table-row>
        <table:table-row table:style-name="Table2.2">
          <table:table-cell table:style-name="Table2.A1" office:value-type="string">
            <text:p text:style-name="P22">SAHELANTHROPUS</text:p>
          </table:table-cell>
          <table:table-cell table:style-name="Table2.A1" office:value-type="string">
            <text:p text:style-name="P22">-apelike and humanlike characteristics</text:p>
          </table:table-cell>
        </table:table-row>
        <table:table-row table:style-name="Table2.1">
          <table:table-cell table:style-name="Table2.A1" office:value-type="string">
            <text:p text:style-name="P22">ARDIPITHECUS</text:p>
          </table:table-cell>
          <table:table-cell table:style-name="Table2.A1" office:value-type="string">
            <text:p text:style-name="P114">-had two species:</text:p>
            <text:p text:style-name="P24">&gt; Ardipithecus kadabba</text:p>
            <text:p text:style-name="P23">&gt; Ardipithecus ramidus</text:p>
          </table:table-cell>
        </table:table-row>
        <table:table-row table:style-name="Table2.4">
          <table:table-cell table:style-name="Table2.A1" office:value-type="string">
            <text:p text:style-name="P22">AUSTRALOPITHECUS</text:p>
          </table:table-cell>
          <table:table-cell table:style-name="Table2.A1" office:value-type="string">
            <text:p text:style-name="P114">- “southern ape” </text:p>
            <text:p text:style-name="P114">- most number of species based on fossils and artifacts</text:p>
            <text:p text:style-name="P114">- considered by most scholars as the first stage of human evolution</text:p>
            <text:p text:style-name="P114">- 2 major categories:</text:p>
            <text:list xml:id="list361472670" text:style-name="WWNum16">
              <text:list-item>
                <text:p text:style-name="P72">gracile australopithecine:</text:p>
              </text:list-item>
            </text:list>
            <text:p text:style-name="P104">-small teeth and jaw</text:p>
            <text:p text:style-name="P104">&gt;Australopithecus anamensis</text:p>
            <text:p text:style-name="P104">&gt;Australopithecus afarensis</text:p>
            <text:p text:style-name="P104">&gt;Australopithecus africanus</text:p>
            <text:list xml:id="list3374416559" text:style-name="WWNum14">
              <text:list-item>
                <text:p text:style-name="P73">robus australopithecine:</text:p>
              </text:list-item>
            </text:list>
            <text:p text:style-name="P104"><text:soft-page-break/>-large teeth, jaws and muscular built</text:p>
            <text:p text:style-name="P104">&gt;Australopithecus aethiopicus</text:p>
            <text:p text:style-name="P104">&gt; Australopithecus robustus</text:p>
            <text:p text:style-name="P104">&gt; Australopithecus boisei</text:p>
            <text:p text:style-name="P24"/>
            <text:p text:style-name="P23"/>
          </table:table-cell>
        </table:table-row>
        <table:table-row table:style-name="Table2.4">
          <table:table-cell table:style-name="Table2.A1" office:value-type="string">
            <text:p text:style-name="P22">HOMO</text:p>
          </table:table-cell>
          <table:table-cell table:style-name="Table2.A1" office:value-type="string">
            <text:p text:style-name="P114">- most number of species based on fossils and artifacts</text:p>
            <text:p text:style-name="P22">- considered by most scholars as the last stage of human evolution</text:p>
          </table:table-cell>
        </table:table-row>
      </table:table>
      <text:p text:style-name="P15"><text:line-break/></text:p>
      <text:p text:style-name="Standard">LUCY – 32M yr. old Australopithecus afarensis </text:p>
      <text:p text:style-name="P18"><text:s text:c="10"/>-- considered as one of the modern human’s earliest ancestors</text:p>
      <text:p text:style-name="P18"><text:s text:c="10"/>-- most famous hominid discovered</text:p>
      <text:p text:style-name="P18"/>
      <text:p text:style-name="P18"/>
      <text:list xml:id="list3379826870" text:style-name="WWNum22">
        <text:list-item>
          <text:p text:style-name="P68">HOMO SAPIENS included:</text:p>
        </text:list-item>
      </text:list>
      <text:list xml:id="list84132187884298" text:continue-list="list2250986813" text:style-name="WWNum21">
        <text:list-item>
          <text:p text:style-name="P93">Homo habilis (handy man)</text:p>
        </text:list-item>
        <text:list-item>
          <text:p text:style-name="P93">Homo erectus (upright man)</text:p>
        </text:list-item>
        <text:list-item>
          <text:p text:style-name="P93">Homo sapiens (wise man)</text:p>
        </text:list-item>
        <text:list-item>
          <text:p text:style-name="P94"/>
        </text:list-item>
      </text:list>
      <text:p text:style-name="P25"/>
      <text:p text:style-name="Heading_20_2">LESSON 2: SOCIOCULTURAL AND POLITICAL EVOLUTION: THE DEVELOPMENT OF SOCIETIES FROM THE HUNTING AND GATHERING TO THE AGRICULTURAL, INDUSTRIAL AND POST-INDUSTRIAL STAGES</text:p>
      <text:p text:style-name="P30"/>
      <text:p text:style-name="Heading_20_2">INTRODUCTION</text:p>
      <text:p text:style-name="Standard"/>
      <text:p text:style-name="P1">CULTURAL EVOLUTION</text:p>
      <text:p text:style-name="P1">(development of culture through time)</text:p>
      <text:p text:style-name="P15"><draw:custom-shape text:anchor-type="paragraph" draw:z-index="14" draw:name="Image23" draw:style-name="gr30" draw:text-style-name="P119" svg:width="0.028in" svg:height="0.3752in" svg:x="3.2362in" svg:y="0.028in"><text:p/><draw:enhanced-geometry draw:mirror-horizontal="false" draw:mirror-vertical="false" svg:viewBox="0 0 21600 21600" draw:type="mso-spt32" draw:enhanced-path="M 0 0 L 21600 21600 N"/></draw:custom-shape></text:p>
      <text:p text:style-name="P31"/>
      <text:p text:style-name="P1">SOCIOPOLITICAL EVOLUTION</text:p>
      <text:p text:style-name="P1">(transformation of different societies and political systems)</text:p>
      <text:p text:style-name="P1"><draw:custom-shape text:anchor-type="paragraph" draw:z-index="13" draw:name="Image24" draw:style-name="gr30" draw:text-style-name="P119" svg:width="0.028in" svg:height="0.3752in" svg:x="3.2362in" svg:y="0in"><text:p/><draw:enhanced-geometry draw:mirror-horizontal="false" draw:mirror-vertical="false" svg:viewBox="0 0 21600 21600" draw:type="mso-spt32" draw:enhanced-path="M 0 0 L 21600 21600 N"/></draw:custom-shape></text:p>
      <text:p text:style-name="P1"/>
      <text:p text:style-name="P1">SOCIOCULTURAL AND POLITICAL DEVELOPMENTS</text:p>
      <text:p text:style-name="P1"><draw:custom-shape text:anchor-type="paragraph" draw:z-index="12" draw:name="Image25" draw:style-name="gr31" draw:text-style-name="P119" svg:width="0.0315in" svg:height="0.2189in" svg:x="3.222in" svg:y="0in"><text:p/><draw:enhanced-geometry draw:mirror-horizontal="false" draw:mirror-vertical="false" svg:viewBox="0 0 21600 21600" draw:type="mso-spt32" draw:enhanced-path="M 0 0 L 21600 21600 N"/></draw:custom-shape><draw:custom-shape text:anchor-type="paragraph" draw:z-index="11" draw:name="Image26" draw:style-name="gr32" draw:text-style-name="P119" svg:width="6.1878in" svg:height="0.0524in" draw:transform="rotate (-3.14159265358979) translate (6.34027777777778in 0.232638888888889in)"><text:p/><draw:enhanced-geometry draw:mirror-horizontal="false" draw:mirror-vertical="false" svg:viewBox="0 0 21600 21600" draw:type="mso-spt32" draw:enhanced-path="M 0 0 L 21600 21600 N"/></draw:custom-shape><draw:custom-shape text:anchor-type="paragraph" draw:z-index="10" draw:name="Image27" draw:style-name="gr33" draw:text-style-name="P119" svg:width="0.0315in" svg:height="0.4378in" svg:x="0.1807in" svg:y="0.1807in"><text:p/><draw:enhanced-geometry draw:mirror-horizontal="false" draw:mirror-vertical="false" svg:viewBox="0 0 21600 21600" draw:type="mso-spt32" draw:enhanced-path="M 0 0 L 21600 21600 N"/></draw:custom-shape><draw:custom-shape text:anchor-type="paragraph" draw:z-index="9" draw:name="Image28" draw:style-name="gr33" draw:text-style-name="P119" svg:width="0.0315in" svg:height="0.4378in" svg:x="1.5972in" svg:y="0.1945in"><text:p/><draw:enhanced-geometry draw:mirror-horizontal="false" draw:mirror-vertical="false" svg:viewBox="0 0 21600 21600" draw:type="mso-spt32" draw:enhanced-path="M 0 0 L 21600 21600 N"/></draw:custom-shape><draw:custom-shape text:anchor-type="paragraph" draw:z-index="8" draw:name="Image29" draw:style-name="gr33" draw:text-style-name="P119" svg:width="0.0315in" svg:height="0.4378in" svg:x="3.222in" svg:y="0.1665in"><text:p/><draw:enhanced-geometry draw:mirror-horizontal="false" draw:mirror-vertical="false" svg:viewBox="0 0 21600 21600" draw:type="mso-spt32" draw:enhanced-path="M 0 0 L 21600 21600 N"/></draw:custom-shape><draw:custom-shape text:anchor-type="paragraph" draw:z-index="7" draw:name="Image30" draw:style-name="gr33" draw:text-style-name="P119" svg:width="0.0315in" svg:height="0.4378in" svg:x="4.7917in" svg:y="0.2083in"><text:p/><draw:enhanced-geometry draw:mirror-horizontal="false" draw:mirror-vertical="false" svg:viewBox="0 0 21600 21600" draw:type="mso-spt32" draw:enhanced-path="M 0 0 L 21600 21600 N"/></draw:custom-shape><draw:custom-shape text:anchor-type="paragraph" draw:z-index="6" draw:name="Image31" draw:style-name="gr33" draw:text-style-name="P119" svg:width="0.0315in" svg:height="0.4378in" svg:x="6.3055in" svg:y="0.2083in"><text:p/><draw:enhanced-geometry draw:mirror-horizontal="false" draw:mirror-vertical="false" svg:viewBox="0 0 21600 21600" draw:type="mso-spt32" draw:enhanced-path="M 0 0 L 21600 21600 N"/></draw:custom-shape></text:p>
      <text:p text:style-name="P1"/>
      <text:p text:style-name="P6"><draw:custom-shape text:anchor-type="paragraph" draw:z-index="5" draw:name="Image32" draw:style-name="gr34" draw:text-style-name="P120" svg:width="0.9898in" svg:height="0.7713in" svg:x="-0.2362in" svg:y="0.0638in"><text:p text:style-name="P33"><text:span text:style-name="T2">HUNTING AND GATHER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33" draw:style-name="gr34" draw:text-style-name="P120" svg:width="0.9898in" svg:height="0.7713in" svg:x="1.1665in" svg:y="0.0638in"><text:p text:style-name="P33"><text:span text:style-name="T2">HORTICULTURAL AND PASTOR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34" draw:style-name="gr34" draw:text-style-name="P120" svg:width="0.9898in" svg:height="0.7713in" svg:x="2.75in" svg:y="0.1055in"><text:p text:style-name="P33"><text:span text:style-name="T2">AGRICULTUR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35" draw:style-name="gr34" draw:text-style-name="P120" svg:width="0.9898in" svg:height="0.7713in" svg:x="4.3193in" svg:y="0.1193in"><text:p text:style-name="P33"><text:span text:style-name="T2">INDUSTRI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36" draw:style-name="gr34" draw:text-style-name="P120" svg:width="0.9898in" svg:height="0.7713in" svg:x="5.8472in" svg:y="0.0917in"><text:p text:style-name="P33"><text:span text:style-name="T2">POST - INDUSTRI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15"/>
      <text:p text:style-name="Standard"/>
      <text:p text:style-name="Standard"/>
      <text:p text:style-name="Heading_20_2">THE SOCIAL AS DRIVER OF INTERACTION</text:p>
      <text:p text:style-name="Standard"/>
      <text:p text:style-name="Heading_20_2">HUNTING AND GATHERING SOCIETIES</text:p>
      <text:p text:style-name="Standard">- <text:span text:style-name="T9">oldest and most basic way of economic subsistence</text:span></text:p>
      <text:p text:style-name="Standard">- produced simple forms of tools used to hunt for animals and gather plants and vegetation for food.</text:p>
      <text:p text:style-name="Standard">- prominent around 3,000,0000 years ago -&gt; people during this time were <text:span text:style-name="T1">nomadic</text:span> societies</text:p>
      <text:p text:style-name="Standard"/>
      <text:p text:style-name="P27">HORTICULTURAL AND PASTORAL SOCIETIES</text:p>
      <text:p text:style-name="Standard"/>
      <text:p text:style-name="Standard">- Developed around 10,000 years ago</text:p>
      <text:p text:style-name="Standard">- Described as semi-sedentary societies</text:p>
      <text:p text:style-name="Standard">- Subsist through small scale farming</text:p>
      <text:p text:style-name="Standard">- Animal domestication – principal means of subsistence of pastoralists</text:p>
      <text:p text:style-name="Standard">- Described as having unequal social relations because some member act as the ruling elite</text:p>
      <text:p text:style-name="Standard"/>
      <text:p text:style-name="Heading_20_3">AGRICULTURAL SOCIETIES AND THE NEOLITHIC REVOLUTION</text:p>
      <text:p text:style-name="Standard"/>
      <text:p text:style-name="Standard">- Began 5,000 years ago during the Neolithic Period (8000-4000 BCE)</text:p>
      <text:p text:style-name="P7">- Form of subsistence: farming and animal domestication</text:p>
      <text:p text:style-name="P7">- NEOLITHIC REVOLUTION –&gt; transformed societies to agricultural societies</text:p>
      <text:p text:style-name="Standard"/>
      <text:p text:style-name="Heading_20_3">INDUSTRIAL SICIETIES</text:p>
      <text:p text:style-name="Standard"/>
      <text:p text:style-name="Standard">- Began during the late 18<text:span text:style-name="T10">th</text:span> century in Europe</text:p>
      <text:p text:style-name="Standard">- New sources of energy were harnessed</text:p>
      <text:p text:style-name="Standard">- Advancement in technology</text:p>
      <text:p text:style-name="Standard">- New machineries</text:p>
      <text:p text:style-name="Heading_20_3"/>
      <text:p text:style-name="Heading_20_3">POST INDUSTRIAL SOCIETIES</text:p>
      <text:p text:style-name="Standard">- Focused on the use and application of new information technology rather than factories</text:p>
      <text:p text:style-name="Standard">- Production - “centers on computers and other electronic devices that create, process, and apply ideas and information.” (Macionis,2002)</text:p>
      <text:p text:style-name="Standard">- Daniel Bell - American sociologist at Harvard University </text:p>
      <text:p text:style-name="Standard"><text:tab/> <text:s text:c="7"/>- introduced the rise of post-industrial society and gave characteristics of such</text:p>
      <text:p text:style-name="Standard"/>
      <text:p text:style-name="P28">POLITICAL EVOLUTION AND THE DEVELOPMENT OF EARLY CIVILIZATION</text:p>
      <text:p text:style-name="Standard"><draw:custom-shape text:anchor-type="paragraph" draw:z-index="0" draw:name="Image37" draw:style-name="gr35" draw:text-style-name="P119" svg:width="2.0106in" svg:height="4.235in" draw:transform="rotate (1.5707963267949) translate (-0.472222222222222in 2.57986111111111in)"><text:p text:style-name="P34"><text:span text:style-name="T8">CRADLES OF CIVILIZ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 MAJOR CIVILIZATIONS IN THE WORLD:</text:p>
          </table:table-cell>
          <table:table-cell table:style-name="Table3.A1" office:value-type="string">
            <text:p text:style-name="P1">PLACE OF DEVELOPMENT:</text:p>
          </table:table-cell>
          <table:table-cell table:style-name="Table3.A1" office:value-type="string">
            <text:p text:style-name="P1">POLITICAL LEADER &amp; HIGHEST SOCIAL CLASS:</text:p>
          </table:table-cell>
          <table:table-cell table:style-name="Table3.A1" office:value-type="string">
            <text:p text:style-name="P1">OTHER SOCIAL CLASSES:</text:p>
          </table:table-cell>
        </table:table-row>
        <table:table-row table:style-name="Table3.2">
          <table:table-cell table:style-name="Table3.A1" office:value-type="string">
            <text:p text:style-name="Standard">SUMERIAN CIVILIZATION</text:p>
          </table:table-cell>
          <table:table-cell table:style-name="Table3.A1" office:value-type="string">
            <text:p text:style-name="Standard">- TIGRIS and EUPHRATES RIVER (WEST ASIA)</text:p>
          </table:table-cell>
          <table:table-cell table:style-name="Table3.A1" office:value-type="string">
            <text:p text:style-name="Standard">Priests and royalty</text:p>
          </table:table-cell>
          <table:table-cell table:style-name="Table3.A1" office:value-type="string">
            <text:list xml:id="list4206276010" text:style-name="WWNum24">
              <text:list-item>
                <text:p text:style-name="P69">Wealthy merchants</text:p>
              </text:list-item>
              <text:list-item>
                <text:p text:style-name="P80">Ordinary workers</text:p>
              </text:list-item>
            </text:list>
          </table:table-cell>
        </table:table-row>
        <table:table-row table:style-name="Table3.1">
          <table:table-cell table:style-name="Table3.A1" office:value-type="string">
            <text:p text:style-name="Standard">INDUS VALLEY CIVILIZATION</text:p>
          </table:table-cell>
          <table:table-cell table:style-name="Table3.A1" office:value-type="string">
            <text:p text:style-name="Standard">- INDUS RIVER VALLEY in INDIA</text:p>
          </table:table-cell>
          <table:table-cell table:style-name="Table3.A1" office:value-type="string">
            <text:p text:style-name="Standard">Brahmin</text:p>
          </table:table-cell>
          <table:table-cell table:style-name="Table3.A1" office:value-type="string">
            <text:list xml:id="list3371039754" text:style-name="WWNum3">
              <text:list-item>
                <text:p text:style-name="P70">Kshatriyas</text:p>
              </text:list-item>
              <text:list-item>
                <text:p text:style-name="P70">Vaisyas</text:p>
              </text:list-item>
              <text:list-item>
                <text:p text:style-name="P70">Sudras</text:p>
              </text:list-item>
              <text:list-item>
                <text:p text:style-name="P81">Pariah</text:p>
              </text:list-item>
            </text:list>
          </table:table-cell>
        </table:table-row>
        <table:table-row table:style-name="Table3.2">
          <table:table-cell table:style-name="Table3.A1" office:value-type="string">
            <text:p text:style-name="Standard">SHANG CIVILIZATION</text:p>
          </table:table-cell>
          <table:table-cell table:style-name="Table3.A1" office:value-type="string">
            <text:p text:style-name="Standard">- HUANG HO/ HUANG HE RIVER</text:p>
          </table:table-cell>
          <table:table-cell table:style-name="Table3.A1" office:value-type="string">
            <text:p text:style-name="Standard">King priest</text:p>
          </table:table-cell>
          <table:table-cell table:style-name="Table3.A1" office:value-type="string">
            <text:p text:style-name="Standard"><text:s/>- Working class: </text:p>
            <text:p text:style-name="Standard">Farmers, Craftsmen, Soldiers</text:p>
          </table:table-cell>
        </table:table-row>
        <table:table-row table:style-name="Table3.2">
          <table:table-cell table:style-name="Table3.A1" office:value-type="string">
            <text:p text:style-name="Standard">EGYPTIAN CIVILIZATION</text:p>
          </table:table-cell>
          <table:table-cell table:style-name="Table3.A1" office:value-type="string">
            <text:p text:style-name="Standard">- NILE RIVER</text:p>
          </table:table-cell>
          <table:table-cell table:style-name="Table3.A1" office:value-type="string">
            <text:p text:style-name="Standard">Pharaoh</text:p>
          </table:table-cell>
          <table:table-cell table:style-name="Table3.A1" office:value-type="string">
            <text:list xml:id="list183028491" text:style-name="WWNum5">
              <text:list-item>
                <text:p text:style-name="P71">Gov’t. officials</text:p>
              </text:list-item>
              <text:list-item>
                <text:p text:style-name="P71">Soldiers</text:p>
              </text:list-item>
              <text:list-item>
                <text:p text:style-name="P71">Scribes</text:p>
              </text:list-item>
              <text:list-item>
                <text:p text:style-name="P71">Merchants </text:p>
              </text:list-item>
              <text:list-item>
                <text:p text:style-name="P71">Craftsmen</text:p>
              </text:list-item>
              <text:list-item>
                <text:p text:style-name="P71">Peasants</text:p>
              </text:list-item>
              <text:list-item>
                <text:p text:style-name="P82">Slaves</text:p>
              </text:list-item>
            </text:list>
          </table:table-cell>
        </table:table-row>
      </table:table>
      <text:p text:style-name="Standard"/>
      <text:p text:style-name="Standard"/>
      <text:list xml:id="list84131521112357" text:continue-list="list3379826870" text:style-name="WWNum22">
        <text:list-item>
          <text:p text:style-name="P50"><text:span text:style-name="T4">POLITICAL SYSTEMS </text:span><text:span text:style-name="T3">– highly centralized and well-organized form of gov’t. </text:span></text:p>
        </text:list-item>
      </text:list>
      <text:p text:style-name="P11"><text:span text:style-name="T4"><text:s text:c="8"/></text:span><text:span text:style-name="T3">-- had POLITICAL LEADERS whose tasks were:</text:span></text:p>
      <text:list xml:id="list2870000706" text:style-name="WWNum23">
        <text:list-item>
          <text:p text:style-name="P116">To craft laws</text:p>
        </text:list-item>
        <text:list-item>
          <text:p text:style-name="P116">To implement laws</text:p>
        </text:list-item>
        <text:list-item>
          <text:p text:style-name="P116">To impose justice and punishment</text:p>
        </text:list-item>
        <text:list-item>
          <text:p text:style-name="P116">To collect taxes</text:p>
        </text:list-item>
        <text:list-item>
          <text:p text:style-name="P117">To sometimes act as religious leaders as well</text:p>
        </text:list-item>
      </text:list>
      <text:p text:style-name="P29"/>
      <text:p text:style-name="Standard"/>
      <text:p text:style-name="Standard"/>
      <text:p text:style-name="Standard">-</text:p>
      <text:p text:style-name="P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3" svg:font-family="Calibri"/>
    <style:font-face style:name="Courier New" svg:font-family="'Courier New'"/>
    <style:font-face style:name="Noto Sans Symbols" svg:font-family="'Noto Sans Symbols'"/>
    <style:font-face style:name="Calibri1" svg:font-family="Calibri"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draw:fill-image draw:name="msFillBitmap_20_1" draw:display-name="msFillBitmap 1" xlink:href="Pictures/100002000000008B000000A1285D3B2BF54F24BF.png" xlink:type="simple" xlink:show="embed" xlink:actuate="onLoad"/>
    <draw:fill-image draw:name="msFillBitmap_20_2" draw:display-name="msFillBitmap 2" xlink:href="Pictures/100002000000008E0000008B0ED2805D6E4B2CC0.png" xlink:type="simple" xlink:show="embed" xlink:actuate="onLoad"/>
    <draw:fill-image draw:name="msFillBitmap_20_3" draw:display-name="msFillBitmap 3" xlink:href="Pictures/100002000000008B000000908CB40481929F6BB9.png" xlink:type="simple" xlink:show="embed" xlink:actuate="onLoad"/>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style:contextual-spacing="false" fo:line-height="100%" fo:keep-together="always" fo:keep-with-next="always"/>
      <style:text-properties fo:color="#2f5496" loext:opacity="100%" style:font-name="Calibri" fo:font-family="Calibri"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style:contextual-spacing="false" fo:line-height="100%" fo:keep-together="always" fo:keep-with-next="always"/>
      <style:text-properties fo:color="#2f5496" loext:opacity="100%" style:font-name="Calibri" fo:font-family="Calibri" style:font-family-generic="roman" style:font-pitch="variable" fo:font-size="13pt" style:font-name-asian="Calibri2" style:font-family-asian="Calibri" style:font-family-generic-asian="system" style:font-pitch-asian="variable" style:font-size-asian="13pt" style:font-name-complex="Calibri2"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028in" fo:margin-bottom="0in" style:contextual-spacing="false" fo:line-height="100%" fo:keep-together="always" fo:keep-with-next="always"/>
      <style:text-properties fo:color="#1f3863" loext:opacity="1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028in" fo:margin-bottom="0in" style:contextual-spacing="false" fo:line-height="100%" fo:keep-together="always" fo:keep-with-next="always"/>
      <style:text-properties fo:color="#2f5496" loext:opacity="100%" style:font-name="Calibri" fo:font-family="Calibri" style:font-family-generic="roman" style:font-pitch="variable" fo:font-style="italic" style:font-name-asian="Calibri2" style:font-family-asian="Calibri" style:font-family-generic-asian="system" style:font-pitch-asian="variable" style:font-style-asian="italic" style:font-name-complex="Calibri2"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028in" fo:margin-bottom="0in" style:contextual-spacing="false" fo:line-height="100%" fo:keep-together="always" fo:keep-with-next="always"/>
      <style:text-properties fo:color="#2f5496" loext:opacity="1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text-properties fo:color="#5a5a5a" loext:opacity="1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5.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6.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6" style:num-suffix="●" text:bullet-char="●">
        <style:list-level-properties text:list-level-position-and-space-mode="label-alignment">
          <style:list-level-label-alignment text:label-followed-by="listtab" fo:text-indent="-0.25in" fo:margin-left="2.6354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3.1354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3.6354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4.1354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4.6354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5.1354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5.6354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6.135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6.635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5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5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6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7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2" text:style-name="ListLabel_20_17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bullet text:level="5" text:style-name="ListLabel_20_176" style:num-suffix="o" text:bullet-char="o">
        <style:list-level-properties text:list-level-position-and-space-mode="label-alignment">
          <style:list-level-label-alignment text:label-followed-by="listtab" fo:text-indent="-0.25in" fo:margin-left="5.75in"/>
        </style:list-level-properties>
        <style:text-properties style:font-name="Courier New"/>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6.25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6.75in"/>
        </style:list-level-properties>
        <style:text-properties style:font-name="Noto Sans Symbols"/>
      </text:list-level-style-bullet>
      <text:list-level-style-bullet text:level="8" text:style-name="ListLabel_20_179" style:num-suffix="o" text:bullet-char="o">
        <style:list-level-properties text:list-level-position-and-space-mode="label-alignment">
          <style:list-level-label-alignment text:label-followed-by="listtab" fo:text-indent="-0.25in" fo:margin-left="7.25in"/>
        </style:list-level-properties>
        <style:text-properties style:font-name="Courier New"/>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7.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1-01-20T08:41:26.732000000</dc:date>
    <meta:editing-duration>PT23H4M31S</meta:editing-duration>
    <meta:editing-cycles>1</meta:editing-cycles>
    <meta:document-statistic meta:table-count="3" meta:image-count="0" meta:object-count="0" meta:page-count="17" meta:paragraph-count="342" meta:word-count="2778" meta:character-count="18250" meta:non-whitespace-character-count="15367"/>
  </office:meta>
</office:document-meta>
</file>